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1]-[.F$2])^2" office:value-type="float" office:value="0.398161">
            <text:p>0.398161</text:p>
          </table:table-cell>
          <table:table-cell table:formula="of:=([.B1]-[.J$2])^2" office:value-type="float" office:value="46.267204">
            <text:p>46.26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]-[.F$2])^2" office:value-type="float" office:value="0.398161">
            <text:p>0.398161</text:p>
          </table:table-cell>
          <table:table-cell table:formula="of:=([.B2]-[.J$2])^2" office:value-type="float" office:value="0.0392040000000002">
            <text:p>0.039204</text:p>
          </table:table-cell>
          <table:table-cell/>
          <table:table-cell table:formula="of:=SUM([.A1:.A1000])/1000" office:value-type="float" office:value="10.631">
            <text:p>10.631</text:p>
          </table:table-cell>
          <table:table-cell table:formula="of:=SUM([.C1:.C1000])/999" office:value-type="float" office:value="11.3622012012011">
            <text:p>11.3622012012</text:p>
          </table:table-cell>
          <table:table-cell table:formula="of:=MAX([.A1:.A1000])" office:value-type="float" office:value="37">
            <text:p>37</text:p>
          </table:table-cell>
          <table:table-cell table:formula="of:=MIN([.A1:.A1000])" office:value-type="float" office:value="6">
            <text:p>6</text:p>
          </table:table-cell>
          <table:table-cell table:formula="of:=SUM([.B1:.B1000])/1000" office:value-type="float" office:value="26.198">
            <text:p>26.198</text:p>
          </table:table-cell>
          <table:table-cell table:formula="of:=SUM([.D1:.D1000])/999" office:value-type="float" office:value="35.5343303303304">
            <text:p>35.5343303303</text:p>
          </table:table-cell>
          <table:table-cell table:formula="of:=MAX([.B1:.B1000])" office:value-type="float" office:value="59">
            <text:p>59</text:p>
          </table:table-cell>
          <table:table-cell table:formula="of:=MIN([.B1:.B1000])" office:value-type="float" office:value="15">
            <text:p>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]-[.F$2])^2" office:value-type="float" office:value="2.660161">
            <text:p>2.660161</text:p>
          </table:table-cell>
          <table:table-cell table:formula="of:=([.B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]-[.F$2])^2" office:value-type="float" office:value="2.660161">
            <text:p>2.660161</text:p>
          </table:table-cell>
          <table:table-cell table:formula="of:=([.B4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]-[.F$2])^2" office:value-type="float" office:value="0.136161">
            <text:p>0.136161</text:p>
          </table:table-cell>
          <table:table-cell table:formula="of:=([.B5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6]-[.F$2])^2" office:value-type="float" office:value="5.612161">
            <text:p>5.612161</text:p>
          </table:table-cell>
          <table:table-cell table:formula="of:=([.B6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7]-[.F$2])^2" office:value-type="float" office:value="0.136161">
            <text:p>0.136161</text:p>
          </table:table-cell>
          <table:table-cell table:formula="of:=([.B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]-[.F$2])^2" office:value-type="float" office:value="0.398161">
            <text:p>0.398161</text:p>
          </table:table-cell>
          <table:table-cell table:formula="of:=([.B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9]-[.F$2])^2" office:value-type="float" office:value="2.660161">
            <text:p>2.660161</text:p>
          </table:table-cell>
          <table:table-cell table:formula="of:=([.B9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10]-[.F$2])^2" office:value-type="float" office:value="1.874161">
            <text:p>1.874161</text:p>
          </table:table-cell>
          <table:table-cell table:formula="of:=([.B1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11]-[.F$2])^2" office:value-type="float" office:value="2.660161">
            <text:p>2.660161</text:p>
          </table:table-cell>
          <table:table-cell table:formula="of:=([.B11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12]-[.F$2])^2" office:value-type="float" office:value="0.398161">
            <text:p>0.398161</text:p>
          </table:table-cell>
          <table:table-cell table:formula="of:=([.B12]-[.J$2])^2" office:value-type="float" office:value="46.267204">
            <text:p>46.26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13]-[.F$2])^2" office:value-type="float" office:value="0.398161">
            <text:p>0.398161</text:p>
          </table:table-cell>
          <table:table-cell table:formula="of:=([.B13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14]-[.F$2])^2" office:value-type="float" office:value="0.398161">
            <text:p>0.398161</text:p>
          </table:table-cell>
          <table:table-cell table:formula="of:=([.B14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5]-[.F$2])^2" office:value-type="float" office:value="0.398161">
            <text:p>0.398161</text:p>
          </table:table-cell>
          <table:table-cell table:formula="of:=([.B15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([.A16]-[.F$2])^2" office:value-type="float" office:value="1.874161">
            <text:p>1.874161</text:p>
          </table:table-cell>
          <table:table-cell table:formula="of:=([.B16]-[.J$2])^2" office:value-type="float" office:value="615.139204">
            <text:p>615.1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7]-[.F$2])^2" office:value-type="float" office:value="0.398161">
            <text:p>0.398161</text:p>
          </table:table-cell>
          <table:table-cell table:formula="of:=([.B17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8]-[.F$2])^2" office:value-type="float" office:value="2.660161">
            <text:p>2.660161</text:p>
          </table:table-cell>
          <table:table-cell table:formula="of:=([.B18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19]-[.F$2])^2" office:value-type="float" office:value="0.398161">
            <text:p>0.398161</text:p>
          </table:table-cell>
          <table:table-cell table:formula="of:=([.B19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0]-[.F$2])^2" office:value-type="float" office:value="2.660161">
            <text:p>2.660161</text:p>
          </table:table-cell>
          <table:table-cell table:formula="of:=([.B2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21]-[.F$2])^2" office:value-type="float" office:value="0.136161">
            <text:p>0.136161</text:p>
          </table:table-cell>
          <table:table-cell table:formula="of:=([.B2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2]-[.F$2])^2" office:value-type="float" office:value="0.398161">
            <text:p>0.398161</text:p>
          </table:table-cell>
          <table:table-cell table:formula="of:=([.B2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3]-[.F$2])^2" office:value-type="float" office:value="0.398161">
            <text:p>0.398161</text:p>
          </table:table-cell>
          <table:table-cell table:formula="of:=([.B2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24]-[.F$2])^2" office:value-type="float" office:value="6.922161">
            <text:p>6.922161</text:p>
          </table:table-cell>
          <table:table-cell table:formula="of:=([.B24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5]-[.F$2])^2" office:value-type="float" office:value="2.660161">
            <text:p>2.660161</text:p>
          </table:table-cell>
          <table:table-cell table:formula="of:=([.B2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6]-[.F$2])^2" office:value-type="float" office:value="6.922161">
            <text:p>6.922161</text:p>
          </table:table-cell>
          <table:table-cell table:formula="of:=([.B26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27]-[.F$2])^2" office:value-type="float" office:value="19.088161">
            <text:p>19.088161</text:p>
          </table:table-cell>
          <table:table-cell table:formula="of:=([.B27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8]-[.F$2])^2" office:value-type="float" office:value="0.398161">
            <text:p>0.398161</text:p>
          </table:table-cell>
          <table:table-cell table:formula="of:=([.B2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29]-[.F$2])^2" office:value-type="float" office:value="6.922161">
            <text:p>6.922161</text:p>
          </table:table-cell>
          <table:table-cell table:formula="of:=([.B29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0]-[.F$2])^2" office:value-type="float" office:value="2.660161">
            <text:p>2.660161</text:p>
          </table:table-cell>
          <table:table-cell table:formula="of:=([.B30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1]-[.F$2])^2" office:value-type="float" office:value="2.660161">
            <text:p>2.660161</text:p>
          </table:table-cell>
          <table:table-cell table:formula="of:=([.B31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2]-[.F$2])^2" office:value-type="float" office:value="0.398161">
            <text:p>0.398161</text:p>
          </table:table-cell>
          <table:table-cell table:formula="of:=([.B3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33]-[.F$2])^2" office:value-type="float" office:value="0.136161">
            <text:p>0.136161</text:p>
          </table:table-cell>
          <table:table-cell table:formula="of:=([.B3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4]-[.F$2])^2" office:value-type="float" office:value="0.398161">
            <text:p>0.398161</text:p>
          </table:table-cell>
          <table:table-cell table:formula="of:=([.B3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35]-[.F$2])^2" office:value-type="float" office:value="0.136161">
            <text:p>0.136161</text:p>
          </table:table-cell>
          <table:table-cell table:formula="of:=([.B35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36]-[.F$2])^2" office:value-type="float" office:value="5.612161">
            <text:p>5.612161</text:p>
          </table:table-cell>
          <table:table-cell table:formula="of:=([.B36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7]-[.F$2])^2" office:value-type="float" office:value="0.398161">
            <text:p>0.398161</text:p>
          </table:table-cell>
          <table:table-cell table:formula="of:=([.B37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8]-[.F$2])^2" office:value-type="float" office:value="0.398161">
            <text:p>0.398161</text:p>
          </table:table-cell>
          <table:table-cell table:formula="of:=([.B38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39]-[.F$2])^2" office:value-type="float" office:value="13.184161">
            <text:p>13.184161</text:p>
          </table:table-cell>
          <table:table-cell table:formula="of:=([.B39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0]-[.F$2])^2" office:value-type="float" office:value="2.660161">
            <text:p>2.660161</text:p>
          </table:table-cell>
          <table:table-cell table:formula="of:=([.B4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1]-[.F$2])^2" office:value-type="float" office:value="2.660161">
            <text:p>2.660161</text:p>
          </table:table-cell>
          <table:table-cell table:formula="of:=([.B4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42]-[.F$2])^2" office:value-type="float" office:value="13.184161">
            <text:p>13.184161</text:p>
          </table:table-cell>
          <table:table-cell table:formula="of:=([.B42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3]-[.F$2])^2" office:value-type="float" office:value="2.660161">
            <text:p>2.660161</text:p>
          </table:table-cell>
          <table:table-cell table:formula="of:=([.B43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44]-[.F$2])^2" office:value-type="float" office:value="11.350161">
            <text:p>11.350161</text:p>
          </table:table-cell>
          <table:table-cell table:formula="of:=([.B44]-[.J$2])^2" office:value-type="float" office:value="615.139204">
            <text:p>615.139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A45]-[.F$2])^2" office:value-type="float" office:value="21.446161">
            <text:p>21.446161</text:p>
          </table:table-cell>
          <table:table-cell table:formula="of:=([.B45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6]-[.F$2])^2" office:value-type="float" office:value="0.398161">
            <text:p>0.398161</text:p>
          </table:table-cell>
          <table:table-cell table:formula="of:=([.B4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47]-[.F$2])^2" office:value-type="float" office:value="0.398161">
            <text:p>0.398161</text:p>
          </table:table-cell>
          <table:table-cell table:formula="of:=([.B47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48]-[.F$2])^2" office:value-type="float" office:value="1.874161">
            <text:p>1.874161</text:p>
          </table:table-cell>
          <table:table-cell table:formula="of:=([.B48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9]-[.F$2])^2" office:value-type="float" office:value="2.660161">
            <text:p>2.660161</text:p>
          </table:table-cell>
          <table:table-cell table:formula="of:=([.B49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0]-[.F$2])^2" office:value-type="float" office:value="0.398161">
            <text:p>0.398161</text:p>
          </table:table-cell>
          <table:table-cell table:formula="of:=([.B5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A51]-[.F$2])^2" office:value-type="float" office:value="0.398161">
            <text:p>0.398161</text:p>
          </table:table-cell>
          <table:table-cell table:formula="of:=([.B51]-[.J$2])^2" office:value-type="float" office:value="353.515204">
            <text:p>353.51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52]-[.F$2])^2" office:value-type="float" office:value="0.136161">
            <text:p>0.136161</text:p>
          </table:table-cell>
          <table:table-cell table:formula="of:=([.B52]-[.J$2])^2" office:value-type="float" office:value="139.287204">
            <text:p>139.287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53]-[.F$2])^2" office:value-type="float" office:value="13.184161">
            <text:p>13.184161</text:p>
          </table:table-cell>
          <table:table-cell table:formula="of:=([.B53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4]-[.F$2])^2" office:value-type="float" office:value="0.398161">
            <text:p>0.398161</text:p>
          </table:table-cell>
          <table:table-cell table:formula="of:=([.B5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]-[.F$2])^2" office:value-type="float" office:value="0.398161">
            <text:p>0.398161</text:p>
          </table:table-cell>
          <table:table-cell table:formula="of:=([.B5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([.A56]-[.F$2])^2" office:value-type="float" office:value="107.516161">
            <text:p>107.516161</text:p>
          </table:table-cell>
          <table:table-cell table:formula="of:=([.B56]-[.J$2])^2" office:value-type="float" office:value="46.267204">
            <text:p>46.26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7]-[.F$2])^2" office:value-type="float" office:value="0.398161">
            <text:p>0.398161</text:p>
          </table:table-cell>
          <table:table-cell table:formula="of:=([.B57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8]-[.F$2])^2" office:value-type="float" office:value="2.660161">
            <text:p>2.660161</text:p>
          </table:table-cell>
          <table:table-cell table:formula="of:=([.B5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9]-[.F$2])^2" office:value-type="float" office:value="2.660161">
            <text:p>2.660161</text:p>
          </table:table-cell>
          <table:table-cell table:formula="of:=([.B5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table:formula="of:=([.A60]-[.F$2])^2" office:value-type="float" office:value="5.612161">
            <text:p>5.612161</text:p>
          </table:table-cell>
          <table:table-cell table:formula="of:=([.B60]-[.J$2])^2" office:value-type="float" office:value="432.723204">
            <text:p>432.72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1]-[.F$2])^2" office:value-type="float" office:value="2.660161">
            <text:p>2.660161</text:p>
          </table:table-cell>
          <table:table-cell table:formula="of:=([.B6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2]-[.F$2])^2" office:value-type="float" office:value="0.398161">
            <text:p>0.398161</text:p>
          </table:table-cell>
          <table:table-cell table:formula="of:=([.B6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3]-[.F$2])^2" office:value-type="float" office:value="2.660161">
            <text:p>2.660161</text:p>
          </table:table-cell>
          <table:table-cell table:formula="of:=([.B6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64]-[.F$2])^2" office:value-type="float" office:value="6.922161">
            <text:p>6.922161</text:p>
          </table:table-cell>
          <table:table-cell table:formula="of:=([.B64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5]-[.F$2])^2" office:value-type="float" office:value="2.660161">
            <text:p>2.660161</text:p>
          </table:table-cell>
          <table:table-cell table:formula="of:=([.B6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66]-[.F$2])^2" office:value-type="float" office:value="2.660161">
            <text:p>2.660161</text:p>
          </table:table-cell>
          <table:table-cell table:formula="of:=([.B6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67]-[.F$2])^2" office:value-type="float" office:value="0.398161">
            <text:p>0.398161</text:p>
          </table:table-cell>
          <table:table-cell table:formula="of:=([.B67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68]-[.F$2])^2" office:value-type="float" office:value="0.398161">
            <text:p>0.398161</text:p>
          </table:table-cell>
          <table:table-cell table:formula="of:=([.B68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69]-[.F$2])^2" office:value-type="float" office:value="6.922161">
            <text:p>6.922161</text:p>
          </table:table-cell>
          <table:table-cell table:formula="of:=([.B69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0]-[.F$2])^2" office:value-type="float" office:value="0.398161">
            <text:p>0.398161</text:p>
          </table:table-cell>
          <table:table-cell table:formula="of:=([.B7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1]-[.F$2])^2" office:value-type="float" office:value="0.398161">
            <text:p>0.398161</text:p>
          </table:table-cell>
          <table:table-cell table:formula="of:=([.B7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72]-[.F$2])^2" office:value-type="float" office:value="0.398161">
            <text:p>0.398161</text:p>
          </table:table-cell>
          <table:table-cell table:formula="of:=([.B72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73]-[.F$2])^2" office:value-type="float" office:value="0.398161">
            <text:p>0.398161</text:p>
          </table:table-cell>
          <table:table-cell table:formula="of:=([.B73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formula="of:=([.A74]-[.F$2])^2" office:value-type="float" office:value="0.136161">
            <text:p>0.136161</text:p>
          </table:table-cell>
          <table:table-cell table:formula="of:=([.B74]-[.J$2])^2" office:value-type="float" office:value="219.099204">
            <text:p>219.09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5]-[.F$2])^2" office:value-type="float" office:value="0.398161">
            <text:p>0.398161</text:p>
          </table:table-cell>
          <table:table-cell table:formula="of:=([.B7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76]-[.F$2])^2" office:value-type="float" office:value="6.922161">
            <text:p>6.922161</text:p>
          </table:table-cell>
          <table:table-cell table:formula="of:=([.B76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77]-[.F$2])^2" office:value-type="float" office:value="6.922161">
            <text:p>6.922161</text:p>
          </table:table-cell>
          <table:table-cell table:formula="of:=([.B77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78]-[.F$2])^2" office:value-type="float" office:value="54.302161">
            <text:p>54.302161</text:p>
          </table:table-cell>
          <table:table-cell table:formula="of:=([.B78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9]-[.F$2])^2" office:value-type="float" office:value="2.660161">
            <text:p>2.660161</text:p>
          </table:table-cell>
          <table:table-cell table:formula="of:=([.B79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0]-[.F$2])^2" office:value-type="float" office:value="0.398161">
            <text:p>0.398161</text:p>
          </table:table-cell>
          <table:table-cell table:formula="of:=([.B80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1]-[.F$2])^2" office:value-type="float" office:value="0.398161">
            <text:p>0.398161</text:p>
          </table:table-cell>
          <table:table-cell table:formula="of:=([.B8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([.A82]-[.F$2])^2" office:value-type="float" office:value="1.874161">
            <text:p>1.874161</text:p>
          </table:table-cell>
          <table:table-cell table:formula="of:=([.B82]-[.J$2])^2" office:value-type="float" office:value="615.139204">
            <text:p>615.1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83]-[.F$2])^2" office:value-type="float" office:value="2.660161">
            <text:p>2.660161</text:p>
          </table:table-cell>
          <table:table-cell table:formula="of:=([.B83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84]-[.F$2])^2" office:value-type="float" office:value="0.398161">
            <text:p>0.398161</text:p>
          </table:table-cell>
          <table:table-cell table:formula="of:=([.B84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5]-[.F$2])^2" office:value-type="float" office:value="2.660161">
            <text:p>2.660161</text:p>
          </table:table-cell>
          <table:table-cell table:formula="of:=([.B85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formula="of:=([.A86]-[.F$2])^2" office:value-type="float" office:value="5.612161">
            <text:p>5.612161</text:p>
          </table:table-cell>
          <table:table-cell table:formula="of:=([.B86]-[.J$2])^2" office:value-type="float" office:value="219.099204">
            <text:p>219.099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formula="of:=([.A87]-[.F$2])^2" office:value-type="float" office:value="1.874161">
            <text:p>1.874161</text:p>
          </table:table-cell>
          <table:table-cell table:formula="of:=([.B8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8]-[.F$2])^2" office:value-type="float" office:value="0.398161">
            <text:p>0.398161</text:p>
          </table:table-cell>
          <table:table-cell table:formula="of:=([.B8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89]-[.F$2])^2" office:value-type="float" office:value="6.922161">
            <text:p>6.922161</text:p>
          </table:table-cell>
          <table:table-cell table:formula="of:=([.B89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90]-[.F$2])^2" office:value-type="float" office:value="0.398161">
            <text:p>0.398161</text:p>
          </table:table-cell>
          <table:table-cell table:formula="of:=([.B90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1]-[.F$2])^2" office:value-type="float" office:value="0.398161">
            <text:p>0.398161</text:p>
          </table:table-cell>
          <table:table-cell table:formula="of:=([.B9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2]-[.F$2])^2" office:value-type="float" office:value="0.398161">
            <text:p>0.398161</text:p>
          </table:table-cell>
          <table:table-cell table:formula="of:=([.B9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3]-[.F$2])^2" office:value-type="float" office:value="0.398161">
            <text:p>0.398161</text:p>
          </table:table-cell>
          <table:table-cell table:formula="of:=([.B9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94]-[.F$2])^2" office:value-type="float" office:value="0.398161">
            <text:p>0.398161</text:p>
          </table:table-cell>
          <table:table-cell table:formula="of:=([.B94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95]-[.F$2])^2" office:value-type="float" office:value="1.874161">
            <text:p>1.874161</text:p>
          </table:table-cell>
          <table:table-cell table:formula="of:=([.B9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96]-[.F$2])^2" office:value-type="float" office:value="2.660161">
            <text:p>2.660161</text:p>
          </table:table-cell>
          <table:table-cell table:formula="of:=([.B9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97]-[.F$2])^2" office:value-type="float" office:value="2.660161">
            <text:p>2.660161</text:p>
          </table:table-cell>
          <table:table-cell table:formula="of:=([.B97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8]-[.F$2])^2" office:value-type="float" office:value="2.660161">
            <text:p>2.660161</text:p>
          </table:table-cell>
          <table:table-cell table:formula="of:=([.B9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9]-[.F$2])^2" office:value-type="float" office:value="2.660161">
            <text:p>2.660161</text:p>
          </table:table-cell>
          <table:table-cell table:formula="of:=([.B9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100]-[.F$2])^2" office:value-type="float" office:value="21.446161">
            <text:p>21.446161</text:p>
          </table:table-cell>
          <table:table-cell table:formula="of:=([.B100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([.A101]-[.F$2])^2" office:value-type="float" office:value="11.350161">
            <text:p>11.350161</text:p>
          </table:table-cell>
          <table:table-cell table:formula="of:=([.B10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102]-[.F$2])^2" office:value-type="float" office:value="28.826161">
            <text:p>28.826161</text:p>
          </table:table-cell>
          <table:table-cell table:formula="of:=([.B10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03]-[.F$2])^2" office:value-type="float" office:value="0.398161">
            <text:p>0.398161</text:p>
          </table:table-cell>
          <table:table-cell table:formula="of:=([.B10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104]-[.F$2])^2" office:value-type="float" office:value="13.184161">
            <text:p>13.184161</text:p>
          </table:table-cell>
          <table:table-cell table:formula="of:=([.B104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05]-[.F$2])^2" office:value-type="float" office:value="0.398161">
            <text:p>0.398161</text:p>
          </table:table-cell>
          <table:table-cell table:formula="of:=([.B10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06]-[.F$2])^2" office:value-type="float" office:value="0.398161">
            <text:p>0.398161</text:p>
          </table:table-cell>
          <table:table-cell table:formula="of:=([.B10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07]-[.F$2])^2" office:value-type="float" office:value="0.398161">
            <text:p>0.398161</text:p>
          </table:table-cell>
          <table:table-cell table:formula="of:=([.B10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108]-[.F$2])^2" office:value-type="float" office:value="5.612161">
            <text:p>5.612161</text:p>
          </table:table-cell>
          <table:table-cell table:formula="of:=([.B108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09]-[.F$2])^2" office:value-type="float" office:value="2.660161">
            <text:p>2.660161</text:p>
          </table:table-cell>
          <table:table-cell table:formula="of:=([.B10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10]-[.F$2])^2" office:value-type="float" office:value="0.398161">
            <text:p>0.398161</text:p>
          </table:table-cell>
          <table:table-cell table:formula="of:=([.B11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11]-[.F$2])^2" office:value-type="float" office:value="0.398161">
            <text:p>0.398161</text:p>
          </table:table-cell>
          <table:table-cell table:formula="of:=([.B111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([.A112]-[.F$2])^2" office:value-type="float" office:value="178.730161">
            <text:p>178.730161</text:p>
          </table:table-cell>
          <table:table-cell table:formula="of:=([.B11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113]-[.F$2])^2" office:value-type="float" office:value="6.922161">
            <text:p>6.922161</text:p>
          </table:table-cell>
          <table:table-cell table:formula="of:=([.B113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14]-[.F$2])^2" office:value-type="float" office:value="2.660161">
            <text:p>2.660161</text:p>
          </table:table-cell>
          <table:table-cell table:formula="of:=([.B11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A115]-[.F$2])^2" office:value-type="float" office:value="70.040161">
            <text:p>70.040161</text:p>
          </table:table-cell>
          <table:table-cell table:formula="of:=([.B11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([.A116]-[.F$2])^2" office:value-type="float" office:value="5.612161">
            <text:p>5.612161</text:p>
          </table:table-cell>
          <table:table-cell table:formula="of:=([.B116]-[.J$2])^2" office:value-type="float" office:value="475.327204">
            <text:p>475.32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17]-[.F$2])^2" office:value-type="float" office:value="2.660161">
            <text:p>2.660161</text:p>
          </table:table-cell>
          <table:table-cell table:formula="of:=([.B117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18]-[.F$2])^2" office:value-type="float" office:value="2.660161">
            <text:p>2.660161</text:p>
          </table:table-cell>
          <table:table-cell table:formula="of:=([.B11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119]-[.F$2])^2" office:value-type="float" office:value="2.660161">
            <text:p>2.660161</text:p>
          </table:table-cell>
          <table:table-cell table:formula="of:=([.B11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20]-[.F$2])^2" office:value-type="float" office:value="0.136161">
            <text:p>0.136161</text:p>
          </table:table-cell>
          <table:table-cell table:formula="of:=([.B12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121]-[.F$2])^2" office:value-type="float" office:value="2.660161">
            <text:p>2.660161</text:p>
          </table:table-cell>
          <table:table-cell table:formula="of:=([.B121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122]-[.F$2])^2" office:value-type="float" office:value="2.660161">
            <text:p>2.660161</text:p>
          </table:table-cell>
          <table:table-cell table:formula="of:=([.B12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123]-[.F$2])^2" office:value-type="float" office:value="1.874161">
            <text:p>1.874161</text:p>
          </table:table-cell>
          <table:table-cell table:formula="of:=([.B123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24]-[.F$2])^2" office:value-type="float" office:value="0.398161">
            <text:p>0.398161</text:p>
          </table:table-cell>
          <table:table-cell table:formula="of:=([.B12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125]-[.F$2])^2" office:value-type="float" office:value="2.660161">
            <text:p>2.660161</text:p>
          </table:table-cell>
          <table:table-cell table:formula="of:=([.B125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26]-[.F$2])^2" office:value-type="float" office:value="0.398161">
            <text:p>0.398161</text:p>
          </table:table-cell>
          <table:table-cell table:formula="of:=([.B12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127]-[.F$2])^2" office:value-type="float" office:value="0.136161">
            <text:p>0.136161</text:p>
          </table:table-cell>
          <table:table-cell table:formula="of:=([.B127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28]-[.F$2])^2" office:value-type="float" office:value="0.136161">
            <text:p>0.136161</text:p>
          </table:table-cell>
          <table:table-cell table:formula="of:=([.B128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29]-[.F$2])^2" office:value-type="float" office:value="0.398161">
            <text:p>0.398161</text:p>
          </table:table-cell>
          <table:table-cell table:formula="of:=([.B129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130]-[.F$2])^2" office:value-type="float" office:value="40.564161">
            <text:p>40.564161</text:p>
          </table:table-cell>
          <table:table-cell table:formula="of:=([.B130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131]-[.F$2])^2" office:value-type="float" office:value="6.922161">
            <text:p>6.922161</text:p>
          </table:table-cell>
          <table:table-cell table:formula="of:=([.B131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132]-[.F$2])^2" office:value-type="float" office:value="2.660161">
            <text:p>2.660161</text:p>
          </table:table-cell>
          <table:table-cell table:formula="of:=([.B132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33]-[.F$2])^2" office:value-type="float" office:value="2.660161">
            <text:p>2.660161</text:p>
          </table:table-cell>
          <table:table-cell table:formula="of:=([.B13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34]-[.F$2])^2" office:value-type="float" office:value="0.398161">
            <text:p>0.398161</text:p>
          </table:table-cell>
          <table:table-cell table:formula="of:=([.B13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35]-[.F$2])^2" office:value-type="float" office:value="0.398161">
            <text:p>0.398161</text:p>
          </table:table-cell>
          <table:table-cell table:formula="of:=([.B135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36]-[.F$2])^2" office:value-type="float" office:value="2.660161">
            <text:p>2.660161</text:p>
          </table:table-cell>
          <table:table-cell table:formula="of:=([.B13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37]-[.F$2])^2" office:value-type="float" office:value="0.398161">
            <text:p>0.398161</text:p>
          </table:table-cell>
          <table:table-cell table:formula="of:=([.B13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138]-[.F$2])^2" office:value-type="float" office:value="2.660161">
            <text:p>2.660161</text:p>
          </table:table-cell>
          <table:table-cell table:formula="of:=([.B13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39]-[.F$2])^2" office:value-type="float" office:value="2.660161">
            <text:p>2.660161</text:p>
          </table:table-cell>
          <table:table-cell table:formula="of:=([.B13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140]-[.F$2])^2" office:value-type="float" office:value="6.922161">
            <text:p>6.922161</text:p>
          </table:table-cell>
          <table:table-cell table:formula="of:=([.B140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41]-[.F$2])^2" office:value-type="float" office:value="0.398161">
            <text:p>0.398161</text:p>
          </table:table-cell>
          <table:table-cell table:formula="of:=([.B14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42]-[.F$2])^2" office:value-type="float" office:value="2.660161">
            <text:p>2.660161</text:p>
          </table:table-cell>
          <table:table-cell table:formula="of:=([.B14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143]-[.F$2])^2" office:value-type="float" office:value="0.398161">
            <text:p>0.398161</text:p>
          </table:table-cell>
          <table:table-cell table:formula="of:=([.B143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44]-[.F$2])^2" office:value-type="float" office:value="2.660161">
            <text:p>2.660161</text:p>
          </table:table-cell>
          <table:table-cell table:formula="of:=([.B144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45]-[.F$2])^2" office:value-type="float" office:value="0.398161">
            <text:p>0.398161</text:p>
          </table:table-cell>
          <table:table-cell table:formula="of:=([.B14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46]-[.F$2])^2" office:value-type="float" office:value="0.398161">
            <text:p>0.398161</text:p>
          </table:table-cell>
          <table:table-cell table:formula="of:=([.B14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([.A147]-[.F$2])^2" office:value-type="float" office:value="19.088161">
            <text:p>19.088161</text:p>
          </table:table-cell>
          <table:table-cell table:formula="of:=([.B147]-[.J$2])^2" office:value-type="float" office:value="96.079204">
            <text:p>96.07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48]-[.F$2])^2" office:value-type="float" office:value="0.398161">
            <text:p>0.398161</text:p>
          </table:table-cell>
          <table:table-cell table:formula="of:=([.B14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49]-[.F$2])^2" office:value-type="float" office:value="0.136161">
            <text:p>0.136161</text:p>
          </table:table-cell>
          <table:table-cell table:formula="of:=([.B14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50]-[.F$2])^2" office:value-type="float" office:value="2.660161">
            <text:p>2.660161</text:p>
          </table:table-cell>
          <table:table-cell table:formula="of:=([.B15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51]-[.F$2])^2" office:value-type="float" office:value="0.398161">
            <text:p>0.398161</text:p>
          </table:table-cell>
          <table:table-cell table:formula="of:=([.B15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52]-[.F$2])^2" office:value-type="float" office:value="2.660161">
            <text:p>2.660161</text:p>
          </table:table-cell>
          <table:table-cell table:formula="of:=([.B15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53]-[.F$2])^2" office:value-type="float" office:value="2.660161">
            <text:p>2.660161</text:p>
          </table:table-cell>
          <table:table-cell table:formula="of:=([.B153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54]-[.F$2])^2" office:value-type="float" office:value="2.660161">
            <text:p>2.660161</text:p>
          </table:table-cell>
          <table:table-cell table:formula="of:=([.B15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155]-[.F$2])^2" office:value-type="float" office:value="0.398161">
            <text:p>0.398161</text:p>
          </table:table-cell>
          <table:table-cell table:formula="of:=([.B155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156]-[.F$2])^2" office:value-type="float" office:value="129.254161">
            <text:p>129.254161</text:p>
          </table:table-cell>
          <table:table-cell table:formula="of:=([.B156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57]-[.F$2])^2" office:value-type="float" office:value="0.136161">
            <text:p>0.136161</text:p>
          </table:table-cell>
          <table:table-cell table:formula="of:=([.B157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158]-[.F$2])^2" office:value-type="float" office:value="2.660161">
            <text:p>2.660161</text:p>
          </table:table-cell>
          <table:table-cell table:formula="of:=([.B158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59]-[.F$2])^2" office:value-type="float" office:value="2.660161">
            <text:p>2.660161</text:p>
          </table:table-cell>
          <table:table-cell table:formula="of:=([.B159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160]-[.F$2])^2" office:value-type="float" office:value="6.922161">
            <text:p>6.922161</text:p>
          </table:table-cell>
          <table:table-cell table:formula="of:=([.B160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161]-[.F$2])^2" office:value-type="float" office:value="0.398161">
            <text:p>0.398161</text:p>
          </table:table-cell>
          <table:table-cell table:formula="of:=([.B161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62]-[.F$2])^2" office:value-type="float" office:value="0.398161">
            <text:p>0.398161</text:p>
          </table:table-cell>
          <table:table-cell table:formula="of:=([.B16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163]-[.F$2])^2" office:value-type="float" office:value="2.660161">
            <text:p>2.660161</text:p>
          </table:table-cell>
          <table:table-cell table:formula="of:=([.B16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64]-[.F$2])^2" office:value-type="float" office:value="0.398161">
            <text:p>0.398161</text:p>
          </table:table-cell>
          <table:table-cell table:formula="of:=([.B16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65]-[.F$2])^2" office:value-type="float" office:value="0.398161">
            <text:p>0.398161</text:p>
          </table:table-cell>
          <table:table-cell table:formula="of:=([.B16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166]-[.F$2])^2" office:value-type="float" office:value="0.136161">
            <text:p>0.136161</text:p>
          </table:table-cell>
          <table:table-cell table:formula="of:=([.B16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167]-[.F$2])^2" office:value-type="float" office:value="0.136161">
            <text:p>0.136161</text:p>
          </table:table-cell>
          <table:table-cell table:formula="of:=([.B167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168]-[.F$2])^2" office:value-type="float" office:value="0.136161">
            <text:p>0.136161</text:p>
          </table:table-cell>
          <table:table-cell table:formula="of:=([.B168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169]-[.F$2])^2" office:value-type="float" office:value="2.660161">
            <text:p>2.660161</text:p>
          </table:table-cell>
          <table:table-cell table:formula="of:=([.B169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([.A170]-[.F$2])^2" office:value-type="float" office:value="87.778161">
            <text:p>87.778161</text:p>
          </table:table-cell>
          <table:table-cell table:formula="of:=([.B17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171]-[.F$2])^2" office:value-type="float" office:value="2.660161">
            <text:p>2.660161</text:p>
          </table:table-cell>
          <table:table-cell table:formula="of:=([.B171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172]-[.F$2])^2" office:value-type="float" office:value="0.398161">
            <text:p>0.398161</text:p>
          </table:table-cell>
          <table:table-cell table:formula="of:=([.B17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f:=([.A173]-[.F$2])^2" office:value-type="float" office:value="40.564161">
            <text:p>40.564161</text:p>
          </table:table-cell>
          <table:table-cell table:formula="of:=([.B17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74]-[.F$2])^2" office:value-type="float" office:value="2.660161">
            <text:p>2.660161</text:p>
          </table:table-cell>
          <table:table-cell table:formula="of:=([.B17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([.A175]-[.F$2])^2" office:value-type="float" office:value="13.184161">
            <text:p>13.184161</text:p>
          </table:table-cell>
          <table:table-cell table:formula="of:=([.B175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176]-[.F$2])^2" office:value-type="float" office:value="0.398161">
            <text:p>0.398161</text:p>
          </table:table-cell>
          <table:table-cell table:formula="of:=([.B176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177]-[.F$2])^2" office:value-type="float" office:value="13.184161">
            <text:p>13.184161</text:p>
          </table:table-cell>
          <table:table-cell table:formula="of:=([.B177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([.A178]-[.F$2])^2" office:value-type="float" office:value="54.302161">
            <text:p>54.302161</text:p>
          </table:table-cell>
          <table:table-cell table:formula="of:=([.B178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79]-[.F$2])^2" office:value-type="float" office:value="2.660161">
            <text:p>2.660161</text:p>
          </table:table-cell>
          <table:table-cell table:formula="of:=([.B17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180]-[.F$2])^2" office:value-type="float" office:value="0.398161">
            <text:p>0.398161</text:p>
          </table:table-cell>
          <table:table-cell table:formula="of:=([.B180]-[.J$2])^2" office:value-type="float" office:value="46.267204">
            <text:p>46.26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181]-[.F$2])^2" office:value-type="float" office:value="2.660161">
            <text:p>2.660161</text:p>
          </table:table-cell>
          <table:table-cell table:formula="of:=([.B181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82]-[.F$2])^2" office:value-type="float" office:value="2.660161">
            <text:p>2.660161</text:p>
          </table:table-cell>
          <table:table-cell table:formula="of:=([.B18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183]-[.F$2])^2" office:value-type="float" office:value="13.184161">
            <text:p>13.184161</text:p>
          </table:table-cell>
          <table:table-cell table:formula="of:=([.B183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184]-[.F$2])^2" office:value-type="float" office:value="2.660161">
            <text:p>2.660161</text:p>
          </table:table-cell>
          <table:table-cell table:formula="of:=([.B18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185]-[.F$2])^2" office:value-type="float" office:value="0.136161">
            <text:p>0.136161</text:p>
          </table:table-cell>
          <table:table-cell table:formula="of:=([.B18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86]-[.F$2])^2" office:value-type="float" office:value="0.398161">
            <text:p>0.398161</text:p>
          </table:table-cell>
          <table:table-cell table:formula="of:=([.B18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187]-[.F$2])^2" office:value-type="float" office:value="0.136161">
            <text:p>0.136161</text:p>
          </table:table-cell>
          <table:table-cell table:formula="of:=([.B18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188]-[.F$2])^2" office:value-type="float" office:value="0.398161">
            <text:p>0.398161</text:p>
          </table:table-cell>
          <table:table-cell table:formula="of:=([.B188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189]-[.F$2])^2" office:value-type="float" office:value="0.398161">
            <text:p>0.398161</text:p>
          </table:table-cell>
          <table:table-cell table:formula="of:=([.B18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190]-[.F$2])^2" office:value-type="float" office:value="0.136161">
            <text:p>0.136161</text:p>
          </table:table-cell>
          <table:table-cell table:formula="of:=([.B19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91]-[.F$2])^2" office:value-type="float" office:value="0.398161">
            <text:p>0.398161</text:p>
          </table:table-cell>
          <table:table-cell table:formula="of:=([.B19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192]-[.F$2])^2" office:value-type="float" office:value="0.398161">
            <text:p>0.398161</text:p>
          </table:table-cell>
          <table:table-cell table:formula="of:=([.B19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193]-[.F$2])^2" office:value-type="float" office:value="2.660161">
            <text:p>2.660161</text:p>
          </table:table-cell>
          <table:table-cell table:formula="of:=([.B19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194]-[.F$2])^2" office:value-type="float" office:value="0.398161">
            <text:p>0.398161</text:p>
          </table:table-cell>
          <table:table-cell table:formula="of:=([.B194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195]-[.F$2])^2" office:value-type="float" office:value="2.660161">
            <text:p>2.660161</text:p>
          </table:table-cell>
          <table:table-cell table:formula="of:=([.B195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196]-[.F$2])^2" office:value-type="float" office:value="0.398161">
            <text:p>0.398161</text:p>
          </table:table-cell>
          <table:table-cell table:formula="of:=([.B196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197]-[.F$2])^2" office:value-type="float" office:value="0.136161">
            <text:p>0.136161</text:p>
          </table:table-cell>
          <table:table-cell table:formula="of:=([.B19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([.A198]-[.F$2])^2" office:value-type="float" office:value="13.184161">
            <text:p>13.184161</text:p>
          </table:table-cell>
          <table:table-cell table:formula="of:=([.B198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99]-[.F$2])^2" office:value-type="float" office:value="0.136161">
            <text:p>0.136161</text:p>
          </table:table-cell>
          <table:table-cell table:formula="of:=([.B199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([.A200]-[.F$2])^2" office:value-type="float" office:value="2.660161">
            <text:p>2.660161</text:p>
          </table:table-cell>
          <table:table-cell table:formula="of:=([.B200]-[.J$2])^2" office:value-type="float" office:value="219.099204">
            <text:p>219.099204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([.A201]-[.F$2])^2" office:value-type="float" office:value="301.682161">
            <text:p>301.682161</text:p>
          </table:table-cell>
          <table:table-cell table:formula="of:=([.B201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02]-[.F$2])^2" office:value-type="float" office:value="0.398161">
            <text:p>0.398161</text:p>
          </table:table-cell>
          <table:table-cell table:formula="of:=([.B20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203]-[.F$2])^2" office:value-type="float" office:value="2.660161">
            <text:p>2.660161</text:p>
          </table:table-cell>
          <table:table-cell table:formula="of:=([.B203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04]-[.F$2])^2" office:value-type="float" office:value="0.398161">
            <text:p>0.398161</text:p>
          </table:table-cell>
          <table:table-cell table:formula="of:=([.B20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205]-[.F$2])^2" office:value-type="float" office:value="2.660161">
            <text:p>2.660161</text:p>
          </table:table-cell>
          <table:table-cell table:formula="of:=([.B205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06]-[.F$2])^2" office:value-type="float" office:value="2.660161">
            <text:p>2.660161</text:p>
          </table:table-cell>
          <table:table-cell table:formula="of:=([.B20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207]-[.F$2])^2" office:value-type="float" office:value="0.398161">
            <text:p>0.398161</text:p>
          </table:table-cell>
          <table:table-cell table:formula="of:=([.B207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08]-[.F$2])^2" office:value-type="float" office:value="2.660161">
            <text:p>2.660161</text:p>
          </table:table-cell>
          <table:table-cell table:formula="of:=([.B20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09]-[.F$2])^2" office:value-type="float" office:value="2.660161">
            <text:p>2.660161</text:p>
          </table:table-cell>
          <table:table-cell table:formula="of:=([.B20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([.A210]-[.F$2])^2" office:value-type="float" office:value="6.922161">
            <text:p>6.922161</text:p>
          </table:table-cell>
          <table:table-cell table:formula="of:=([.B210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211]-[.F$2])^2" office:value-type="float" office:value="0.398161">
            <text:p>0.398161</text:p>
          </table:table-cell>
          <table:table-cell table:formula="of:=([.B211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([.A212]-[.F$2])^2" office:value-type="float" office:value="267.944161">
            <text:p>267.944161</text:p>
          </table:table-cell>
          <table:table-cell table:formula="of:=([.B21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13]-[.F$2])^2" office:value-type="float" office:value="0.136161">
            <text:p>0.136161</text:p>
          </table:table-cell>
          <table:table-cell table:formula="of:=([.B213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214]-[.F$2])^2" office:value-type="float" office:value="0.398161">
            <text:p>0.398161</text:p>
          </table:table-cell>
          <table:table-cell table:formula="of:=([.B214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15]-[.F$2])^2" office:value-type="float" office:value="0.398161">
            <text:p>0.398161</text:p>
          </table:table-cell>
          <table:table-cell table:formula="of:=([.B21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16]-[.F$2])^2" office:value-type="float" office:value="2.660161">
            <text:p>2.660161</text:p>
          </table:table-cell>
          <table:table-cell table:formula="of:=([.B21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217]-[.F$2])^2" office:value-type="float" office:value="0.136161">
            <text:p>0.136161</text:p>
          </table:table-cell>
          <table:table-cell table:formula="of:=([.B217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218]-[.F$2])^2" office:value-type="float" office:value="2.660161">
            <text:p>2.660161</text:p>
          </table:table-cell>
          <table:table-cell table:formula="of:=([.B218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219]-[.F$2])^2" office:value-type="float" office:value="2.660161">
            <text:p>2.660161</text:p>
          </table:table-cell>
          <table:table-cell table:formula="of:=([.B219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220]-[.F$2])^2" office:value-type="float" office:value="0.136161">
            <text:p>0.136161</text:p>
          </table:table-cell>
          <table:table-cell table:formula="of:=([.B22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([.A221]-[.F$2])^2" office:value-type="float" office:value="11.350161">
            <text:p>11.350161</text:p>
          </table:table-cell>
          <table:table-cell table:formula="of:=([.B22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22]-[.F$2])^2" office:value-type="float" office:value="0.398161">
            <text:p>0.398161</text:p>
          </table:table-cell>
          <table:table-cell table:formula="of:=([.B22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23]-[.F$2])^2" office:value-type="float" office:value="0.398161">
            <text:p>0.398161</text:p>
          </table:table-cell>
          <table:table-cell table:formula="of:=([.B223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24]-[.F$2])^2" office:value-type="float" office:value="0.136161">
            <text:p>0.136161</text:p>
          </table:table-cell>
          <table:table-cell table:formula="of:=([.B224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25]-[.F$2])^2" office:value-type="float" office:value="2.660161">
            <text:p>2.660161</text:p>
          </table:table-cell>
          <table:table-cell table:formula="of:=([.B225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([.A226]-[.F$2])^2" office:value-type="float" office:value="1.874161">
            <text:p>1.874161</text:p>
          </table:table-cell>
          <table:table-cell table:formula="of:=([.B226]-[.J$2])^2" office:value-type="float" office:value="353.515204">
            <text:p>353.5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227]-[.F$2])^2" office:value-type="float" office:value="0.398161">
            <text:p>0.398161</text:p>
          </table:table-cell>
          <table:table-cell table:formula="of:=([.B227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28]-[.F$2])^2" office:value-type="float" office:value="0.136161">
            <text:p>0.136161</text:p>
          </table:table-cell>
          <table:table-cell table:formula="of:=([.B228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229]-[.F$2])^2" office:value-type="float" office:value="0.136161">
            <text:p>0.136161</text:p>
          </table:table-cell>
          <table:table-cell table:formula="of:=([.B22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230]-[.F$2])^2" office:value-type="float" office:value="5.612161">
            <text:p>5.612161</text:p>
          </table:table-cell>
          <table:table-cell table:formula="of:=([.B23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231]-[.F$2])^2" office:value-type="float" office:value="28.826161">
            <text:p>28.826161</text:p>
          </table:table-cell>
          <table:table-cell table:formula="of:=([.B231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32]-[.F$2])^2" office:value-type="float" office:value="0.398161">
            <text:p>0.398161</text:p>
          </table:table-cell>
          <table:table-cell table:formula="of:=([.B232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([.A233]-[.F$2])^2" office:value-type="float" office:value="236.206161">
            <text:p>236.206161</text:p>
          </table:table-cell>
          <table:table-cell table:formula="of:=([.B23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234]-[.F$2])^2" office:value-type="float" office:value="6.922161">
            <text:p>6.922161</text:p>
          </table:table-cell>
          <table:table-cell table:formula="of:=([.B234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35]-[.F$2])^2" office:value-type="float" office:value="0.398161">
            <text:p>0.398161</text:p>
          </table:table-cell>
          <table:table-cell table:formula="of:=([.B235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36]-[.F$2])^2" office:value-type="float" office:value="2.660161">
            <text:p>2.660161</text:p>
          </table:table-cell>
          <table:table-cell table:formula="of:=([.B23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37]-[.F$2])^2" office:value-type="float" office:value="0.398161">
            <text:p>0.398161</text:p>
          </table:table-cell>
          <table:table-cell table:formula="of:=([.B23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238]-[.F$2])^2" office:value-type="float" office:value="0.398161">
            <text:p>0.398161</text:p>
          </table:table-cell>
          <table:table-cell table:formula="of:=([.B238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39]-[.F$2])^2" office:value-type="float" office:value="2.660161">
            <text:p>2.660161</text:p>
          </table:table-cell>
          <table:table-cell table:formula="of:=([.B239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240]-[.F$2])^2" office:value-type="float" office:value="0.136161">
            <text:p>0.136161</text:p>
          </table:table-cell>
          <table:table-cell table:formula="of:=([.B240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41]-[.F$2])^2" office:value-type="float" office:value="0.398161">
            <text:p>0.398161</text:p>
          </table:table-cell>
          <table:table-cell table:formula="of:=([.B241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242]-[.F$2])^2" office:value-type="float" office:value="13.184161">
            <text:p>13.184161</text:p>
          </table:table-cell>
          <table:table-cell table:formula="of:=([.B242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243]-[.F$2])^2" office:value-type="float" office:value="0.398161">
            <text:p>0.398161</text:p>
          </table:table-cell>
          <table:table-cell table:formula="of:=([.B243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244]-[.F$2])^2" office:value-type="float" office:value="2.660161">
            <text:p>2.660161</text:p>
          </table:table-cell>
          <table:table-cell table:formula="of:=([.B244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245]-[.F$2])^2" office:value-type="float" office:value="0.136161">
            <text:p>0.136161</text:p>
          </table:table-cell>
          <table:table-cell table:formula="of:=([.B24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46]-[.F$2])^2" office:value-type="float" office:value="2.660161">
            <text:p>2.660161</text:p>
          </table:table-cell>
          <table:table-cell table:formula="of:=([.B24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47]-[.F$2])^2" office:value-type="float" office:value="0.398161">
            <text:p>0.398161</text:p>
          </table:table-cell>
          <table:table-cell table:formula="of:=([.B24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48]-[.F$2])^2" office:value-type="float" office:value="0.398161">
            <text:p>0.398161</text:p>
          </table:table-cell>
          <table:table-cell table:formula="of:=([.B248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49]-[.F$2])^2" office:value-type="float" office:value="2.660161">
            <text:p>2.660161</text:p>
          </table:table-cell>
          <table:table-cell table:formula="of:=([.B24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50]-[.F$2])^2" office:value-type="float" office:value="0.398161">
            <text:p>0.398161</text:p>
          </table:table-cell>
          <table:table-cell table:formula="of:=([.B25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51]-[.F$2])^2" office:value-type="float" office:value="2.660161">
            <text:p>2.660161</text:p>
          </table:table-cell>
          <table:table-cell table:formula="of:=([.B25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52]-[.F$2])^2" office:value-type="float" office:value="0.398161">
            <text:p>0.398161</text:p>
          </table:table-cell>
          <table:table-cell table:formula="of:=([.B25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53]-[.F$2])^2" office:value-type="float" office:value="2.660161">
            <text:p>2.660161</text:p>
          </table:table-cell>
          <table:table-cell table:formula="of:=([.B25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54]-[.F$2])^2" office:value-type="float" office:value="2.660161">
            <text:p>2.660161</text:p>
          </table:table-cell>
          <table:table-cell table:formula="of:=([.B25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255]-[.F$2])^2" office:value-type="float" office:value="0.398161">
            <text:p>0.398161</text:p>
          </table:table-cell>
          <table:table-cell table:formula="of:=([.B255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56]-[.F$2])^2" office:value-type="float" office:value="0.398161">
            <text:p>0.398161</text:p>
          </table:table-cell>
          <table:table-cell table:formula="of:=([.B25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57]-[.F$2])^2" office:value-type="float" office:value="2.660161">
            <text:p>2.660161</text:p>
          </table:table-cell>
          <table:table-cell table:formula="of:=([.B25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formula="of:=([.A258]-[.F$2])^2" office:value-type="float" office:value="11.350161">
            <text:p>11.350161</text:p>
          </table:table-cell>
          <table:table-cell table:formula="of:=([.B258]-[.J$2])^2" office:value-type="float" office:value="353.515204">
            <text:p>353.5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59]-[.F$2])^2" office:value-type="float" office:value="2.660161">
            <text:p>2.660161</text:p>
          </table:table-cell>
          <table:table-cell table:formula="of:=([.B25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60]-[.F$2])^2" office:value-type="float" office:value="0.398161">
            <text:p>0.398161</text:p>
          </table:table-cell>
          <table:table-cell table:formula="of:=([.B26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61]-[.F$2])^2" office:value-type="float" office:value="2.660161">
            <text:p>2.660161</text:p>
          </table:table-cell>
          <table:table-cell table:formula="of:=([.B26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262]-[.F$2])^2" office:value-type="float" office:value="2.660161">
            <text:p>2.660161</text:p>
          </table:table-cell>
          <table:table-cell table:formula="of:=([.B26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63]-[.F$2])^2" office:value-type="float" office:value="2.660161">
            <text:p>2.660161</text:p>
          </table:table-cell>
          <table:table-cell table:formula="of:=([.B26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64]-[.F$2])^2" office:value-type="float" office:value="2.660161">
            <text:p>2.660161</text:p>
          </table:table-cell>
          <table:table-cell table:formula="of:=([.B26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65]-[.F$2])^2" office:value-type="float" office:value="0.398161">
            <text:p>0.398161</text:p>
          </table:table-cell>
          <table:table-cell table:formula="of:=([.B26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([.A266]-[.F$2])^2" office:value-type="float" office:value="178.730161">
            <text:p>178.730161</text:p>
          </table:table-cell>
          <table:table-cell table:formula="of:=([.B26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67]-[.F$2])^2" office:value-type="float" office:value="0.398161">
            <text:p>0.398161</text:p>
          </table:table-cell>
          <table:table-cell table:formula="of:=([.B267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68]-[.F$2])^2" office:value-type="float" office:value="0.398161">
            <text:p>0.398161</text:p>
          </table:table-cell>
          <table:table-cell table:formula="of:=([.B26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69]-[.F$2])^2" office:value-type="float" office:value="2.660161">
            <text:p>2.660161</text:p>
          </table:table-cell>
          <table:table-cell table:formula="of:=([.B26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70]-[.F$2])^2" office:value-type="float" office:value="2.660161">
            <text:p>2.660161</text:p>
          </table:table-cell>
          <table:table-cell table:formula="of:=([.B27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271]-[.F$2])^2" office:value-type="float" office:value="13.184161">
            <text:p>13.184161</text:p>
          </table:table-cell>
          <table:table-cell table:formula="of:=([.B271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272]-[.F$2])^2" office:value-type="float" office:value="0.398161">
            <text:p>0.398161</text:p>
          </table:table-cell>
          <table:table-cell table:formula="of:=([.B272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73]-[.F$2])^2" office:value-type="float" office:value="2.660161">
            <text:p>2.660161</text:p>
          </table:table-cell>
          <table:table-cell table:formula="of:=([.B27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74]-[.F$2])^2" office:value-type="float" office:value="0.136161">
            <text:p>0.136161</text:p>
          </table:table-cell>
          <table:table-cell table:formula="of:=([.B274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275]-[.F$2])^2" office:value-type="float" office:value="2.660161">
            <text:p>2.660161</text:p>
          </table:table-cell>
          <table:table-cell table:formula="of:=([.B27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76]-[.F$2])^2" office:value-type="float" office:value="2.660161">
            <text:p>2.660161</text:p>
          </table:table-cell>
          <table:table-cell table:formula="of:=([.B27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77]-[.F$2])^2" office:value-type="float" office:value="0.398161">
            <text:p>0.398161</text:p>
          </table:table-cell>
          <table:table-cell table:formula="of:=([.B27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78]-[.F$2])^2" office:value-type="float" office:value="0.398161">
            <text:p>0.398161</text:p>
          </table:table-cell>
          <table:table-cell table:formula="of:=([.B27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79]-[.F$2])^2" office:value-type="float" office:value="2.660161">
            <text:p>2.660161</text:p>
          </table:table-cell>
          <table:table-cell table:formula="of:=([.B27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80]-[.F$2])^2" office:value-type="float" office:value="2.660161">
            <text:p>2.660161</text:p>
          </table:table-cell>
          <table:table-cell table:formula="of:=([.B28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81]-[.F$2])^2" office:value-type="float" office:value="0.398161">
            <text:p>0.398161</text:p>
          </table:table-cell>
          <table:table-cell table:formula="of:=([.B28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282]-[.F$2])^2" office:value-type="float" office:value="0.136161">
            <text:p>0.136161</text:p>
          </table:table-cell>
          <table:table-cell table:formula="of:=([.B282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283]-[.F$2])^2" office:value-type="float" office:value="2.660161">
            <text:p>2.660161</text:p>
          </table:table-cell>
          <table:table-cell table:formula="of:=([.B28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84]-[.F$2])^2" office:value-type="float" office:value="0.398161">
            <text:p>0.398161</text:p>
          </table:table-cell>
          <table:table-cell table:formula="of:=([.B284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285]-[.F$2])^2" office:value-type="float" office:value="0.136161">
            <text:p>0.136161</text:p>
          </table:table-cell>
          <table:table-cell table:formula="of:=([.B285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A286]-[.F$2])^2" office:value-type="float" office:value="1.874161">
            <text:p>1.874161</text:p>
          </table:table-cell>
          <table:table-cell table:formula="of:=([.B28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87]-[.F$2])^2" office:value-type="float" office:value="0.398161">
            <text:p>0.398161</text:p>
          </table:table-cell>
          <table:table-cell table:formula="of:=([.B287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88]-[.F$2])^2" office:value-type="float" office:value="2.660161">
            <text:p>2.660161</text:p>
          </table:table-cell>
          <table:table-cell table:formula="of:=([.B28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289]-[.F$2])^2" office:value-type="float" office:value="21.446161">
            <text:p>21.446161</text:p>
          </table:table-cell>
          <table:table-cell table:formula="of:=([.B289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90]-[.F$2])^2" office:value-type="float" office:value="0.398161">
            <text:p>0.398161</text:p>
          </table:table-cell>
          <table:table-cell table:formula="of:=([.B29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91]-[.F$2])^2" office:value-type="float" office:value="0.398161">
            <text:p>0.398161</text:p>
          </table:table-cell>
          <table:table-cell table:formula="of:=([.B29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92]-[.F$2])^2" office:value-type="float" office:value="0.398161">
            <text:p>0.398161</text:p>
          </table:table-cell>
          <table:table-cell table:formula="of:=([.B29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293]-[.F$2])^2" office:value-type="float" office:value="0.398161">
            <text:p>0.398161</text:p>
          </table:table-cell>
          <table:table-cell table:formula="of:=([.B29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294]-[.F$2])^2" office:value-type="float" office:value="70.040161">
            <text:p>70.040161</text:p>
          </table:table-cell>
          <table:table-cell table:formula="of:=([.B29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295]-[.F$2])^2" office:value-type="float" office:value="2.660161">
            <text:p>2.660161</text:p>
          </table:table-cell>
          <table:table-cell table:formula="of:=([.B29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296]-[.F$2])^2" office:value-type="float" office:value="2.660161">
            <text:p>2.660161</text:p>
          </table:table-cell>
          <table:table-cell table:formula="of:=([.B296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297]-[.F$2])^2" office:value-type="float" office:value="6.922161">
            <text:p>6.922161</text:p>
          </table:table-cell>
          <table:table-cell table:formula="of:=([.B297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298]-[.F$2])^2" office:value-type="float" office:value="0.398161">
            <text:p>0.398161</text:p>
          </table:table-cell>
          <table:table-cell table:formula="of:=([.B298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299]-[.F$2])^2" office:value-type="float" office:value="0.398161">
            <text:p>0.398161</text:p>
          </table:table-cell>
          <table:table-cell table:formula="of:=([.B29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00]-[.F$2])^2" office:value-type="float" office:value="2.660161">
            <text:p>2.660161</text:p>
          </table:table-cell>
          <table:table-cell table:formula="of:=([.B30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01]-[.F$2])^2" office:value-type="float" office:value="2.660161">
            <text:p>2.660161</text:p>
          </table:table-cell>
          <table:table-cell table:formula="of:=([.B30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302]-[.F$2])^2" office:value-type="float" office:value="0.398161">
            <text:p>0.398161</text:p>
          </table:table-cell>
          <table:table-cell table:formula="of:=([.B302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03]-[.F$2])^2" office:value-type="float" office:value="0.398161">
            <text:p>0.398161</text:p>
          </table:table-cell>
          <table:table-cell table:formula="of:=([.B30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304]-[.F$2])^2" office:value-type="float" office:value="0.136161">
            <text:p>0.136161</text:p>
          </table:table-cell>
          <table:table-cell table:formula="of:=([.B304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05]-[.F$2])^2" office:value-type="float" office:value="40.564161">
            <text:p>40.564161</text:p>
          </table:table-cell>
          <table:table-cell table:formula="of:=([.B305]-[.J$2])^2" office:value-type="float" office:value="125.395204">
            <text:p>125.395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306]-[.F$2])^2" office:value-type="float" office:value="5.612161">
            <text:p>5.612161</text:p>
          </table:table-cell>
          <table:table-cell table:formula="of:=([.B306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307]-[.F$2])^2" office:value-type="float" office:value="2.660161">
            <text:p>2.660161</text:p>
          </table:table-cell>
          <table:table-cell table:formula="of:=([.B307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08]-[.F$2])^2" office:value-type="float" office:value="0.398161">
            <text:p>0.398161</text:p>
          </table:table-cell>
          <table:table-cell table:formula="of:=([.B30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09]-[.F$2])^2" office:value-type="float" office:value="2.660161">
            <text:p>2.660161</text:p>
          </table:table-cell>
          <table:table-cell table:formula="of:=([.B30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310]-[.F$2])^2" office:value-type="float" office:value="0.398161">
            <text:p>0.398161</text:p>
          </table:table-cell>
          <table:table-cell table:formula="of:=([.B310]-[.J$2])^2" office:value-type="float" office:value="96.079204">
            <text:p>96.07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11]-[.F$2])^2" office:value-type="float" office:value="0.398161">
            <text:p>0.398161</text:p>
          </table:table-cell>
          <table:table-cell table:formula="of:=([.B31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312]-[.F$2])^2" office:value-type="float" office:value="0.136161">
            <text:p>0.136161</text:p>
          </table:table-cell>
          <table:table-cell table:formula="of:=([.B31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13]-[.F$2])^2" office:value-type="float" office:value="0.398161">
            <text:p>0.398161</text:p>
          </table:table-cell>
          <table:table-cell table:formula="of:=([.B31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314]-[.F$2])^2" office:value-type="float" office:value="0.398161">
            <text:p>0.398161</text:p>
          </table:table-cell>
          <table:table-cell table:formula="of:=([.B314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315]-[.F$2])^2" office:value-type="float" office:value="11.350161">
            <text:p>11.350161</text:p>
          </table:table-cell>
          <table:table-cell table:formula="of:=([.B315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16]-[.F$2])^2" office:value-type="float" office:value="2.660161">
            <text:p>2.660161</text:p>
          </table:table-cell>
          <table:table-cell table:formula="of:=([.B31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17]-[.F$2])^2" office:value-type="float" office:value="2.660161">
            <text:p>2.660161</text:p>
          </table:table-cell>
          <table:table-cell table:formula="of:=([.B317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formula="of:=([.A318]-[.F$2])^2" office:value-type="float" office:value="1.874161">
            <text:p>1.874161</text:p>
          </table:table-cell>
          <table:table-cell table:formula="of:=([.B31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319]-[.F$2])^2" office:value-type="float" office:value="13.184161">
            <text:p>13.184161</text:p>
          </table:table-cell>
          <table:table-cell table:formula="of:=([.B319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320]-[.F$2])^2" office:value-type="float" office:value="13.184161">
            <text:p>13.184161</text:p>
          </table:table-cell>
          <table:table-cell table:formula="of:=([.B320]-[.J$2])^2" office:value-type="float" office:value="125.395204">
            <text:p>125.39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21]-[.F$2])^2" office:value-type="float" office:value="2.660161">
            <text:p>2.660161</text:p>
          </table:table-cell>
          <table:table-cell table:formula="of:=([.B321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22]-[.F$2])^2" office:value-type="float" office:value="0.398161">
            <text:p>0.398161</text:p>
          </table:table-cell>
          <table:table-cell table:formula="of:=([.B32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([.A323]-[.F$2])^2" office:value-type="float" office:value="11.350161">
            <text:p>11.350161</text:p>
          </table:table-cell>
          <table:table-cell table:formula="of:=([.B32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24]-[.F$2])^2" office:value-type="float" office:value="0.398161">
            <text:p>0.398161</text:p>
          </table:table-cell>
          <table:table-cell table:formula="of:=([.B324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25]-[.F$2])^2" office:value-type="float" office:value="0.136161">
            <text:p>0.136161</text:p>
          </table:table-cell>
          <table:table-cell table:formula="of:=([.B325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326]-[.F$2])^2" office:value-type="float" office:value="0.398161">
            <text:p>0.398161</text:p>
          </table:table-cell>
          <table:table-cell table:formula="of:=([.B326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27]-[.F$2])^2" office:value-type="float" office:value="0.398161">
            <text:p>0.398161</text:p>
          </table:table-cell>
          <table:table-cell table:formula="of:=([.B327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328]-[.F$2])^2" office:value-type="float" office:value="13.184161">
            <text:p>13.184161</text:p>
          </table:table-cell>
          <table:table-cell table:formula="of:=([.B328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29]-[.F$2])^2" office:value-type="float" office:value="0.398161">
            <text:p>0.398161</text:p>
          </table:table-cell>
          <table:table-cell table:formula="of:=([.B32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([.A330]-[.F$2])^2" office:value-type="float" office:value="5.612161">
            <text:p>5.612161</text:p>
          </table:table-cell>
          <table:table-cell table:formula="of:=([.B330]-[.J$2])^2" office:value-type="float" office:value="519.931204">
            <text:p>519.931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331]-[.F$2])^2" office:value-type="float" office:value="1.874161">
            <text:p>1.874161</text:p>
          </table:table-cell>
          <table:table-cell table:formula="of:=([.B331]-[.J$2])^2" office:value-type="float" office:value="116.683204">
            <text:p>116.68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32]-[.F$2])^2" office:value-type="float" office:value="0.398161">
            <text:p>0.398161</text:p>
          </table:table-cell>
          <table:table-cell table:formula="of:=([.B33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333]-[.F$2])^2" office:value-type="float" office:value="0.398161">
            <text:p>0.398161</text:p>
          </table:table-cell>
          <table:table-cell table:formula="of:=([.B333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34]-[.F$2])^2" office:value-type="float" office:value="2.660161">
            <text:p>2.660161</text:p>
          </table:table-cell>
          <table:table-cell table:formula="of:=([.B33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335]-[.F$2])^2" office:value-type="float" office:value="6.922161">
            <text:p>6.922161</text:p>
          </table:table-cell>
          <table:table-cell table:formula="of:=([.B335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36]-[.F$2])^2" office:value-type="float" office:value="0.398161">
            <text:p>0.398161</text:p>
          </table:table-cell>
          <table:table-cell table:formula="of:=([.B33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337]-[.F$2])^2" office:value-type="float" office:value="1.874161">
            <text:p>1.874161</text:p>
          </table:table-cell>
          <table:table-cell table:formula="of:=([.B33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338]-[.F$2])^2" office:value-type="float" office:value="13.184161">
            <text:p>13.184161</text:p>
          </table:table-cell>
          <table:table-cell table:formula="of:=([.B338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39]-[.F$2])^2" office:value-type="float" office:value="2.660161">
            <text:p>2.660161</text:p>
          </table:table-cell>
          <table:table-cell table:formula="of:=([.B33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340]-[.F$2])^2" office:value-type="float" office:value="2.660161">
            <text:p>2.660161</text:p>
          </table:table-cell>
          <table:table-cell table:formula="of:=([.B34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41]-[.F$2])^2" office:value-type="float" office:value="0.398161">
            <text:p>0.398161</text:p>
          </table:table-cell>
          <table:table-cell table:formula="of:=([.B34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342]-[.F$2])^2" office:value-type="float" office:value="5.612161">
            <text:p>5.612161</text:p>
          </table:table-cell>
          <table:table-cell table:formula="of:=([.B342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43]-[.F$2])^2" office:value-type="float" office:value="0.398161">
            <text:p>0.398161</text:p>
          </table:table-cell>
          <table:table-cell table:formula="of:=([.B34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344]-[.F$2])^2" office:value-type="float" office:value="2.660161">
            <text:p>2.660161</text:p>
          </table:table-cell>
          <table:table-cell table:formula="of:=([.B344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45]-[.F$2])^2" office:value-type="float" office:value="0.398161">
            <text:p>0.398161</text:p>
          </table:table-cell>
          <table:table-cell table:formula="of:=([.B34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([.A346]-[.F$2])^2" office:value-type="float" office:value="0.398161">
            <text:p>0.398161</text:p>
          </table:table-cell>
          <table:table-cell table:formula="of:=([.B346]-[.J$2])^2" office:value-type="float" office:value="190.495204">
            <text:p>190.49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347]-[.F$2])^2" office:value-type="float" office:value="2.660161">
            <text:p>2.660161</text:p>
          </table:table-cell>
          <table:table-cell table:formula="of:=([.B347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A348]-[.F$2])^2" office:value-type="float" office:value="0.398161">
            <text:p>0.398161</text:p>
          </table:table-cell>
          <table:table-cell table:formula="of:=([.B348]-[.J$2])^2" office:value-type="float" office:value="353.515204">
            <text:p>353.51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349]-[.F$2])^2" office:value-type="float" office:value="13.184161">
            <text:p>13.184161</text:p>
          </table:table-cell>
          <table:table-cell table:formula="of:=([.B349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50]-[.F$2])^2" office:value-type="float" office:value="2.660161">
            <text:p>2.660161</text:p>
          </table:table-cell>
          <table:table-cell table:formula="of:=([.B35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351]-[.F$2])^2" office:value-type="float" office:value="0.398161">
            <text:p>0.398161</text:p>
          </table:table-cell>
          <table:table-cell table:formula="of:=([.B351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52]-[.F$2])^2" office:value-type="float" office:value="2.660161">
            <text:p>2.660161</text:p>
          </table:table-cell>
          <table:table-cell table:formula="of:=([.B35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353]-[.F$2])^2" office:value-type="float" office:value="6.922161">
            <text:p>6.922161</text:p>
          </table:table-cell>
          <table:table-cell table:formula="of:=([.B353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54]-[.F$2])^2" office:value-type="float" office:value="2.660161">
            <text:p>2.660161</text:p>
          </table:table-cell>
          <table:table-cell table:formula="of:=([.B35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55]-[.F$2])^2" office:value-type="float" office:value="0.398161">
            <text:p>0.398161</text:p>
          </table:table-cell>
          <table:table-cell table:formula="of:=([.B355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56]-[.F$2])^2" office:value-type="float" office:value="0.398161">
            <text:p>0.398161</text:p>
          </table:table-cell>
          <table:table-cell table:formula="of:=([.B35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357]-[.F$2])^2" office:value-type="float" office:value="1.874161">
            <text:p>1.874161</text:p>
          </table:table-cell>
          <table:table-cell table:formula="of:=([.B357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58]-[.F$2])^2" office:value-type="float" office:value="0.398161">
            <text:p>0.398161</text:p>
          </table:table-cell>
          <table:table-cell table:formula="of:=([.B358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59]-[.F$2])^2" office:value-type="float" office:value="0.398161">
            <text:p>0.398161</text:p>
          </table:table-cell>
          <table:table-cell table:formula="of:=([.B359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60]-[.F$2])^2" office:value-type="float" office:value="2.660161">
            <text:p>2.660161</text:p>
          </table:table-cell>
          <table:table-cell table:formula="of:=([.B36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table:formula="of:=([.A361]-[.F$2])^2" office:value-type="float" office:value="129.254161">
            <text:p>129.254161</text:p>
          </table:table-cell>
          <table:table-cell table:formula="of:=([.B361]-[.J$2])^2" office:value-type="float" office:value="392.119204">
            <text:p>392.11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362]-[.F$2])^2" office:value-type="float" office:value="0.136161">
            <text:p>0.136161</text:p>
          </table:table-cell>
          <table:table-cell table:formula="of:=([.B36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A363]-[.F$2])^2" office:value-type="float" office:value="2.660161">
            <text:p>2.660161</text:p>
          </table:table-cell>
          <table:table-cell table:formula="of:=([.B363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formula="of:=([.A364]-[.F$2])^2" office:value-type="float" office:value="107.516161">
            <text:p>107.516161</text:p>
          </table:table-cell>
          <table:table-cell table:formula="of:=([.B364]-[.J$2])^2" office:value-type="float" office:value="116.683204">
            <text:p>116.68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365]-[.F$2])^2" office:value-type="float" office:value="0.136161">
            <text:p>0.136161</text:p>
          </table:table-cell>
          <table:table-cell table:formula="of:=([.B365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([.A366]-[.F$2])^2" office:value-type="float" office:value="0.398161">
            <text:p>0.398161</text:p>
          </table:table-cell>
          <table:table-cell table:formula="of:=([.B366]-[.J$2])^2" office:value-type="float" office:value="190.495204">
            <text:p>190.49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67]-[.F$2])^2" office:value-type="float" office:value="2.660161">
            <text:p>2.660161</text:p>
          </table:table-cell>
          <table:table-cell table:formula="of:=([.B36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368]-[.F$2])^2" office:value-type="float" office:value="0.398161">
            <text:p>0.398161</text:p>
          </table:table-cell>
          <table:table-cell table:formula="of:=([.B368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369]-[.F$2])^2" office:value-type="float" office:value="11.350161">
            <text:p>11.350161</text:p>
          </table:table-cell>
          <table:table-cell table:formula="of:=([.B369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70]-[.F$2])^2" office:value-type="float" office:value="0.398161">
            <text:p>0.398161</text:p>
          </table:table-cell>
          <table:table-cell table:formula="of:=([.B370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71]-[.F$2])^2" office:value-type="float" office:value="2.660161">
            <text:p>2.660161</text:p>
          </table:table-cell>
          <table:table-cell table:formula="of:=([.B37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372]-[.F$2])^2" office:value-type="float" office:value="6.922161">
            <text:p>6.922161</text:p>
          </table:table-cell>
          <table:table-cell table:formula="of:=([.B372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formula="of:=([.A373]-[.F$2])^2" office:value-type="float" office:value="11.350161">
            <text:p>11.350161</text:p>
          </table:table-cell>
          <table:table-cell table:formula="of:=([.B373]-[.J$2])^2" office:value-type="float" office:value="116.683204">
            <text:p>116.68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374]-[.F$2])^2" office:value-type="float" office:value="6.922161">
            <text:p>6.922161</text:p>
          </table:table-cell>
          <table:table-cell table:formula="of:=([.B374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375]-[.F$2])^2" office:value-type="float" office:value="11.350161">
            <text:p>11.350161</text:p>
          </table:table-cell>
          <table:table-cell table:formula="of:=([.B375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376]-[.F$2])^2" office:value-type="float" office:value="0.398161">
            <text:p>0.398161</text:p>
          </table:table-cell>
          <table:table-cell table:formula="of:=([.B376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77]-[.F$2])^2" office:value-type="float" office:value="2.660161">
            <text:p>2.660161</text:p>
          </table:table-cell>
          <table:table-cell table:formula="of:=([.B37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378]-[.F$2])^2" office:value-type="float" office:value="54.302161">
            <text:p>54.302161</text:p>
          </table:table-cell>
          <table:table-cell table:formula="of:=([.B378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379]-[.F$2])^2" office:value-type="float" office:value="2.660161">
            <text:p>2.660161</text:p>
          </table:table-cell>
          <table:table-cell table:formula="of:=([.B379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380]-[.F$2])^2" office:value-type="float" office:value="5.612161">
            <text:p>5.612161</text:p>
          </table:table-cell>
          <table:table-cell table:formula="of:=([.B38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381]-[.F$2])^2" office:value-type="float" office:value="0.398161">
            <text:p>0.398161</text:p>
          </table:table-cell>
          <table:table-cell table:formula="of:=([.B381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82]-[.F$2])^2" office:value-type="float" office:value="0.398161">
            <text:p>0.398161</text:p>
          </table:table-cell>
          <table:table-cell table:formula="of:=([.B382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383]-[.F$2])^2" office:value-type="float" office:value="54.302161">
            <text:p>54.302161</text:p>
          </table:table-cell>
          <table:table-cell table:formula="of:=([.B383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384]-[.F$2])^2" office:value-type="float" office:value="28.826161">
            <text:p>28.826161</text:p>
          </table:table-cell>
          <table:table-cell table:formula="of:=([.B384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385]-[.F$2])^2" office:value-type="float" office:value="0.398161">
            <text:p>0.398161</text:p>
          </table:table-cell>
          <table:table-cell table:formula="of:=([.B385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86]-[.F$2])^2" office:value-type="float" office:value="2.660161">
            <text:p>2.660161</text:p>
          </table:table-cell>
          <table:table-cell table:formula="of:=([.B38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87]-[.F$2])^2" office:value-type="float" office:value="0.398161">
            <text:p>0.398161</text:p>
          </table:table-cell>
          <table:table-cell table:formula="of:=([.B387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388]-[.F$2])^2" office:value-type="float" office:value="0.398161">
            <text:p>0.398161</text:p>
          </table:table-cell>
          <table:table-cell table:formula="of:=([.B38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89]-[.F$2])^2" office:value-type="float" office:value="2.660161">
            <text:p>2.660161</text:p>
          </table:table-cell>
          <table:table-cell table:formula="of:=([.B38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390]-[.F$2])^2" office:value-type="float" office:value="2.660161">
            <text:p>2.660161</text:p>
          </table:table-cell>
          <table:table-cell table:formula="of:=([.B39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91]-[.F$2])^2" office:value-type="float" office:value="0.136161">
            <text:p>0.136161</text:p>
          </table:table-cell>
          <table:table-cell table:formula="of:=([.B391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392]-[.F$2])^2" office:value-type="float" office:value="11.350161">
            <text:p>11.350161</text:p>
          </table:table-cell>
          <table:table-cell table:formula="of:=([.B39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393]-[.F$2])^2" office:value-type="float" office:value="2.660161">
            <text:p>2.660161</text:p>
          </table:table-cell>
          <table:table-cell table:formula="of:=([.B393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94]-[.F$2])^2" office:value-type="float" office:value="2.660161">
            <text:p>2.660161</text:p>
          </table:table-cell>
          <table:table-cell table:formula="of:=([.B39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([.A395]-[.F$2])^2" office:value-type="float" office:value="19.088161">
            <text:p>19.088161</text:p>
          </table:table-cell>
          <table:table-cell table:formula="of:=([.B39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396]-[.F$2])^2" office:value-type="float" office:value="2.660161">
            <text:p>2.660161</text:p>
          </table:table-cell>
          <table:table-cell table:formula="of:=([.B39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([.A397]-[.F$2])^2" office:value-type="float" office:value="2.660161">
            <text:p>2.660161</text:p>
          </table:table-cell>
          <table:table-cell table:formula="of:=([.B397]-[.J$2])^2" office:value-type="float" office:value="116.683204">
            <text:p>116.68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398]-[.F$2])^2" office:value-type="float" office:value="0.398161">
            <text:p>0.398161</text:p>
          </table:table-cell>
          <table:table-cell table:formula="of:=([.B398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399]-[.F$2])^2" office:value-type="float" office:value="0.136161">
            <text:p>0.136161</text:p>
          </table:table-cell>
          <table:table-cell table:formula="of:=([.B399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400]-[.F$2])^2" office:value-type="float" office:value="0.398161">
            <text:p>0.398161</text:p>
          </table:table-cell>
          <table:table-cell table:formula="of:=([.B400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01]-[.F$2])^2" office:value-type="float" office:value="0.398161">
            <text:p>0.398161</text:p>
          </table:table-cell>
          <table:table-cell table:formula="of:=([.B40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02]-[.F$2])^2" office:value-type="float" office:value="2.660161">
            <text:p>2.660161</text:p>
          </table:table-cell>
          <table:table-cell table:formula="of:=([.B40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03]-[.F$2])^2" office:value-type="float" office:value="2.660161">
            <text:p>2.660161</text:p>
          </table:table-cell>
          <table:table-cell table:formula="of:=([.B40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table:formula="of:=([.A404]-[.F$2])^2" office:value-type="float" office:value="5.612161">
            <text:p>5.612161</text:p>
          </table:table-cell>
          <table:table-cell table:formula="of:=([.B404]-[.J$2])^2" office:value-type="float" office:value="432.723204">
            <text:p>432.723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([.A405]-[.F$2])^2" office:value-type="float" office:value="11.350161">
            <text:p>11.350161</text:p>
          </table:table-cell>
          <table:table-cell table:formula="of:=([.B405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06]-[.F$2])^2" office:value-type="float" office:value="0.398161">
            <text:p>0.398161</text:p>
          </table:table-cell>
          <table:table-cell table:formula="of:=([.B40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07]-[.F$2])^2" office:value-type="float" office:value="0.398161">
            <text:p>0.398161</text:p>
          </table:table-cell>
          <table:table-cell table:formula="of:=([.B40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08]-[.F$2])^2" office:value-type="float" office:value="0.398161">
            <text:p>0.398161</text:p>
          </table:table-cell>
          <table:table-cell table:formula="of:=([.B408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09]-[.F$2])^2" office:value-type="float" office:value="0.398161">
            <text:p>0.398161</text:p>
          </table:table-cell>
          <table:table-cell table:formula="of:=([.B40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([.A410]-[.F$2])^2" office:value-type="float" office:value="21.446161">
            <text:p>21.446161</text:p>
          </table:table-cell>
          <table:table-cell table:formula="of:=([.B410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411]-[.F$2])^2" office:value-type="float" office:value="0.398161">
            <text:p>0.398161</text:p>
          </table:table-cell>
          <table:table-cell table:formula="of:=([.B411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12]-[.F$2])^2" office:value-type="float" office:value="0.398161">
            <text:p>0.398161</text:p>
          </table:table-cell>
          <table:table-cell table:formula="of:=([.B412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413]-[.F$2])^2" office:value-type="float" office:value="2.660161">
            <text:p>2.660161</text:p>
          </table:table-cell>
          <table:table-cell table:formula="of:=([.B413]-[.J$2])^2" office:value-type="float" office:value="46.267204">
            <text:p>46.26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414]-[.F$2])^2" office:value-type="float" office:value="0.136161">
            <text:p>0.136161</text:p>
          </table:table-cell>
          <table:table-cell table:formula="of:=([.B414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15]-[.F$2])^2" office:value-type="float" office:value="2.660161">
            <text:p>2.660161</text:p>
          </table:table-cell>
          <table:table-cell table:formula="of:=([.B415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([.A416]-[.F$2])^2" office:value-type="float" office:value="54.302161">
            <text:p>54.302161</text:p>
          </table:table-cell>
          <table:table-cell table:formula="of:=([.B41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417]-[.F$2])^2" office:value-type="float" office:value="0.398161">
            <text:p>0.398161</text:p>
          </table:table-cell>
          <table:table-cell table:formula="of:=([.B417]-[.J$2])^2" office:value-type="float" office:value="96.079204">
            <text:p>96.07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418]-[.F$2])^2" office:value-type="float" office:value="2.660161">
            <text:p>2.660161</text:p>
          </table:table-cell>
          <table:table-cell table:formula="of:=([.B418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19]-[.F$2])^2" office:value-type="float" office:value="0.398161">
            <text:p>0.398161</text:p>
          </table:table-cell>
          <table:table-cell table:formula="of:=([.B41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420]-[.F$2])^2" office:value-type="float" office:value="13.184161">
            <text:p>13.184161</text:p>
          </table:table-cell>
          <table:table-cell table:formula="of:=([.B420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421]-[.F$2])^2" office:value-type="float" office:value="2.660161">
            <text:p>2.660161</text:p>
          </table:table-cell>
          <table:table-cell table:formula="of:=([.B421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22]-[.F$2])^2" office:value-type="float" office:value="0.398161">
            <text:p>0.398161</text:p>
          </table:table-cell>
          <table:table-cell table:formula="of:=([.B422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23]-[.F$2])^2" office:value-type="float" office:value="2.660161">
            <text:p>2.660161</text:p>
          </table:table-cell>
          <table:table-cell table:formula="of:=([.B423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24]-[.F$2])^2" office:value-type="float" office:value="2.660161">
            <text:p>2.660161</text:p>
          </table:table-cell>
          <table:table-cell table:formula="of:=([.B424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425]-[.F$2])^2" office:value-type="float" office:value="5.612161">
            <text:p>5.612161</text:p>
          </table:table-cell>
          <table:table-cell table:formula="of:=([.B425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formula="of:=([.A426]-[.F$2])^2" office:value-type="float" office:value="40.564161">
            <text:p>40.564161</text:p>
          </table:table-cell>
          <table:table-cell table:formula="of:=([.B426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427]-[.F$2])^2" office:value-type="float" office:value="54.302161">
            <text:p>54.302161</text:p>
          </table:table-cell>
          <table:table-cell table:formula="of:=([.B42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428]-[.F$2])^2" office:value-type="float" office:value="0.136161">
            <text:p>0.136161</text:p>
          </table:table-cell>
          <table:table-cell table:formula="of:=([.B42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29]-[.F$2])^2" office:value-type="float" office:value="0.136161">
            <text:p>0.136161</text:p>
          </table:table-cell>
          <table:table-cell table:formula="of:=([.B429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430]-[.F$2])^2" office:value-type="float" office:value="1.874161">
            <text:p>1.874161</text:p>
          </table:table-cell>
          <table:table-cell table:formula="of:=([.B430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31]-[.F$2])^2" office:value-type="float" office:value="2.660161">
            <text:p>2.660161</text:p>
          </table:table-cell>
          <table:table-cell table:formula="of:=([.B431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32]-[.F$2])^2" office:value-type="float" office:value="2.660161">
            <text:p>2.660161</text:p>
          </table:table-cell>
          <table:table-cell table:formula="of:=([.B432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433]-[.F$2])^2" office:value-type="float" office:value="2.660161">
            <text:p>2.660161</text:p>
          </table:table-cell>
          <table:table-cell table:formula="of:=([.B433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434]-[.F$2])^2" office:value-type="float" office:value="0.136161">
            <text:p>0.136161</text:p>
          </table:table-cell>
          <table:table-cell table:formula="of:=([.B434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435]-[.F$2])^2" office:value-type="float" office:value="0.398161">
            <text:p>0.398161</text:p>
          </table:table-cell>
          <table:table-cell table:formula="of:=([.B435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436]-[.F$2])^2" office:value-type="float" office:value="2.660161">
            <text:p>2.660161</text:p>
          </table:table-cell>
          <table:table-cell table:formula="of:=([.B43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[.A437]-[.F$2])^2" office:value-type="float" office:value="1.874161">
            <text:p>1.874161</text:p>
          </table:table-cell>
          <table:table-cell table:formula="of:=([.B437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438]-[.F$2])^2" office:value-type="float" office:value="6.922161">
            <text:p>6.922161</text:p>
          </table:table-cell>
          <table:table-cell table:formula="of:=([.B438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439]-[.F$2])^2" office:value-type="float" office:value="2.660161">
            <text:p>2.660161</text:p>
          </table:table-cell>
          <table:table-cell table:formula="of:=([.B439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440]-[.F$2])^2" office:value-type="float" office:value="0.398161">
            <text:p>0.398161</text:p>
          </table:table-cell>
          <table:table-cell table:formula="of:=([.B440]-[.J$2])^2" office:value-type="float" office:value="139.287204">
            <text:p>139.28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41]-[.F$2])^2" office:value-type="float" office:value="2.660161">
            <text:p>2.660161</text:p>
          </table:table-cell>
          <table:table-cell table:formula="of:=([.B44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442]-[.F$2])^2" office:value-type="float" office:value="0.398161">
            <text:p>0.398161</text:p>
          </table:table-cell>
          <table:table-cell table:formula="of:=([.B442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43]-[.F$2])^2" office:value-type="float" office:value="2.660161">
            <text:p>2.660161</text:p>
          </table:table-cell>
          <table:table-cell table:formula="of:=([.B44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44]-[.F$2])^2" office:value-type="float" office:value="2.660161">
            <text:p>2.660161</text:p>
          </table:table-cell>
          <table:table-cell table:formula="of:=([.B44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45]-[.F$2])^2" office:value-type="float" office:value="0.398161">
            <text:p>0.398161</text:p>
          </table:table-cell>
          <table:table-cell table:formula="of:=([.B44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([.A446]-[.F$2])^2" office:value-type="float" office:value="11.350161">
            <text:p>11.350161</text:p>
          </table:table-cell>
          <table:table-cell table:formula="of:=([.B446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47]-[.F$2])^2" office:value-type="float" office:value="0.398161">
            <text:p>0.398161</text:p>
          </table:table-cell>
          <table:table-cell table:formula="of:=([.B44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A448]-[.F$2])^2" office:value-type="float" office:value="206.468161">
            <text:p>206.468161</text:p>
          </table:table-cell>
          <table:table-cell table:formula="of:=([.B448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49]-[.F$2])^2" office:value-type="float" office:value="0.398161">
            <text:p>0.398161</text:p>
          </table:table-cell>
          <table:table-cell table:formula="of:=([.B44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50]-[.F$2])^2" office:value-type="float" office:value="2.660161">
            <text:p>2.660161</text:p>
          </table:table-cell>
          <table:table-cell table:formula="of:=([.B45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([.A451]-[.F$2])^2" office:value-type="float" office:value="87.778161">
            <text:p>87.778161</text:p>
          </table:table-cell>
          <table:table-cell table:formula="of:=([.B45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452]-[.F$2])^2" office:value-type="float" office:value="5.612161">
            <text:p>5.612161</text:p>
          </table:table-cell>
          <table:table-cell table:formula="of:=([.B452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453]-[.F$2])^2" office:value-type="float" office:value="13.184161">
            <text:p>13.184161</text:p>
          </table:table-cell>
          <table:table-cell table:formula="of:=([.B453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54]-[.F$2])^2" office:value-type="float" office:value="2.660161">
            <text:p>2.660161</text:p>
          </table:table-cell>
          <table:table-cell table:formula="of:=([.B45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455]-[.F$2])^2" office:value-type="float" office:value="13.184161">
            <text:p>13.184161</text:p>
          </table:table-cell>
          <table:table-cell table:formula="of:=([.B455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56]-[.F$2])^2" office:value-type="float" office:value="2.660161">
            <text:p>2.660161</text:p>
          </table:table-cell>
          <table:table-cell table:formula="of:=([.B45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57]-[.F$2])^2" office:value-type="float" office:value="2.660161">
            <text:p>2.660161</text:p>
          </table:table-cell>
          <table:table-cell table:formula="of:=([.B457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58]-[.F$2])^2" office:value-type="float" office:value="2.660161">
            <text:p>2.660161</text:p>
          </table:table-cell>
          <table:table-cell table:formula="of:=([.B458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59]-[.F$2])^2" office:value-type="float" office:value="2.660161">
            <text:p>2.660161</text:p>
          </table:table-cell>
          <table:table-cell table:formula="of:=([.B45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460]-[.F$2])^2" office:value-type="float" office:value="11.350161">
            <text:p>11.350161</text:p>
          </table:table-cell>
          <table:table-cell table:formula="of:=([.B460]-[.J$2])^2" office:value-type="float" office:value="46.267204">
            <text:p>46.26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61]-[.F$2])^2" office:value-type="float" office:value="2.660161">
            <text:p>2.660161</text:p>
          </table:table-cell>
          <table:table-cell table:formula="of:=([.B46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62]-[.F$2])^2" office:value-type="float" office:value="2.660161">
            <text:p>2.660161</text:p>
          </table:table-cell>
          <table:table-cell table:formula="of:=([.B462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463]-[.F$2])^2" office:value-type="float" office:value="54.302161">
            <text:p>54.302161</text:p>
          </table:table-cell>
          <table:table-cell table:formula="of:=([.B463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464]-[.F$2])^2" office:value-type="float" office:value="0.398161">
            <text:p>0.398161</text:p>
          </table:table-cell>
          <table:table-cell table:formula="of:=([.B464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465]-[.F$2])^2" office:value-type="float" office:value="40.564161">
            <text:p>40.564161</text:p>
          </table:table-cell>
          <table:table-cell table:formula="of:=([.B465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466]-[.F$2])^2" office:value-type="float" office:value="0.398161">
            <text:p>0.398161</text:p>
          </table:table-cell>
          <table:table-cell table:formula="of:=([.B466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67]-[.F$2])^2" office:value-type="float" office:value="0.136161">
            <text:p>0.136161</text:p>
          </table:table-cell>
          <table:table-cell table:formula="of:=([.B467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68]-[.F$2])^2" office:value-type="float" office:value="0.398161">
            <text:p>0.398161</text:p>
          </table:table-cell>
          <table:table-cell table:formula="of:=([.B46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469]-[.F$2])^2" office:value-type="float" office:value="0.136161">
            <text:p>0.136161</text:p>
          </table:table-cell>
          <table:table-cell table:formula="of:=([.B469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70]-[.F$2])^2" office:value-type="float" office:value="2.660161">
            <text:p>2.660161</text:p>
          </table:table-cell>
          <table:table-cell table:formula="of:=([.B470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71]-[.F$2])^2" office:value-type="float" office:value="2.660161">
            <text:p>2.660161</text:p>
          </table:table-cell>
          <table:table-cell table:formula="of:=([.B47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A472]-[.F$2])^2" office:value-type="float" office:value="40.564161">
            <text:p>40.564161</text:p>
          </table:table-cell>
          <table:table-cell table:formula="of:=([.B47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473]-[.F$2])^2" office:value-type="float" office:value="2.660161">
            <text:p>2.660161</text:p>
          </table:table-cell>
          <table:table-cell table:formula="of:=([.B47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74]-[.F$2])^2" office:value-type="float" office:value="0.136161">
            <text:p>0.136161</text:p>
          </table:table-cell>
          <table:table-cell table:formula="of:=([.B474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75]-[.F$2])^2" office:value-type="float" office:value="2.660161">
            <text:p>2.660161</text:p>
          </table:table-cell>
          <table:table-cell table:formula="of:=([.B47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476]-[.F$2])^2" office:value-type="float" office:value="0.398161">
            <text:p>0.398161</text:p>
          </table:table-cell>
          <table:table-cell table:formula="of:=([.B47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477]-[.F$2])^2" office:value-type="float" office:value="0.398161">
            <text:p>0.398161</text:p>
          </table:table-cell>
          <table:table-cell table:formula="of:=([.B477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478]-[.F$2])^2" office:value-type="float" office:value="0.398161">
            <text:p>0.398161</text:p>
          </table:table-cell>
          <table:table-cell table:formula="of:=([.B478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79]-[.F$2])^2" office:value-type="float" office:value="0.398161">
            <text:p>0.398161</text:p>
          </table:table-cell>
          <table:table-cell table:formula="of:=([.B47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480]-[.F$2])^2" office:value-type="float" office:value="0.136161">
            <text:p>0.136161</text:p>
          </table:table-cell>
          <table:table-cell table:formula="of:=([.B480]-[.J$2])^2" office:value-type="float" office:value="116.683204">
            <text:p>116.683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([.A481]-[.F$2])^2" office:value-type="float" office:value="5.612161">
            <text:p>5.612161</text:p>
          </table:table-cell>
          <table:table-cell table:formula="of:=([.B481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482]-[.F$2])^2" office:value-type="float" office:value="2.660161">
            <text:p>2.660161</text:p>
          </table:table-cell>
          <table:table-cell table:formula="of:=([.B48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483]-[.F$2])^2" office:value-type="float" office:value="70.040161">
            <text:p>70.040161</text:p>
          </table:table-cell>
          <table:table-cell table:formula="of:=([.B483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484]-[.F$2])^2" office:value-type="float" office:value="2.660161">
            <text:p>2.660161</text:p>
          </table:table-cell>
          <table:table-cell table:formula="of:=([.B484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485]-[.F$2])^2" office:value-type="float" office:value="19.088161">
            <text:p>19.088161</text:p>
          </table:table-cell>
          <table:table-cell table:formula="of:=([.B485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86]-[.F$2])^2" office:value-type="float" office:value="2.660161">
            <text:p>2.660161</text:p>
          </table:table-cell>
          <table:table-cell table:formula="of:=([.B48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487]-[.F$2])^2" office:value-type="float" office:value="2.660161">
            <text:p>2.660161</text:p>
          </table:table-cell>
          <table:table-cell table:formula="of:=([.B487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488]-[.F$2])^2" office:value-type="float" office:value="2.660161">
            <text:p>2.660161</text:p>
          </table:table-cell>
          <table:table-cell table:formula="of:=([.B488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489]-[.F$2])^2" office:value-type="float" office:value="0.136161">
            <text:p>0.136161</text:p>
          </table:table-cell>
          <table:table-cell table:formula="of:=([.B48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90]-[.F$2])^2" office:value-type="float" office:value="2.660161">
            <text:p>2.660161</text:p>
          </table:table-cell>
          <table:table-cell table:formula="of:=([.B490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491]-[.F$2])^2" office:value-type="float" office:value="2.660161">
            <text:p>2.660161</text:p>
          </table:table-cell>
          <table:table-cell table:formula="of:=([.B491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92]-[.F$2])^2" office:value-type="float" office:value="0.136161">
            <text:p>0.136161</text:p>
          </table:table-cell>
          <table:table-cell table:formula="of:=([.B492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93]-[.F$2])^2" office:value-type="float" office:value="0.136161">
            <text:p>0.136161</text:p>
          </table:table-cell>
          <table:table-cell table:formula="of:=([.B493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494]-[.F$2])^2" office:value-type="float" office:value="2.660161">
            <text:p>2.660161</text:p>
          </table:table-cell>
          <table:table-cell table:formula="of:=([.B494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495]-[.F$2])^2" office:value-type="float" office:value="0.136161">
            <text:p>0.136161</text:p>
          </table:table-cell>
          <table:table-cell table:formula="of:=([.B495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496]-[.F$2])^2" office:value-type="float" office:value="0.136161">
            <text:p>0.136161</text:p>
          </table:table-cell>
          <table:table-cell table:formula="of:=([.B49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497]-[.F$2])^2" office:value-type="float" office:value="0.398161">
            <text:p>0.398161</text:p>
          </table:table-cell>
          <table:table-cell table:formula="of:=([.B49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498]-[.F$2])^2" office:value-type="float" office:value="1.874161">
            <text:p>1.874161</text:p>
          </table:table-cell>
          <table:table-cell table:formula="of:=([.B498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([.A499]-[.F$2])^2" office:value-type="float" office:value="19.088161">
            <text:p>19.088161</text:p>
          </table:table-cell>
          <table:table-cell table:formula="of:=([.B499]-[.J$2])^2" office:value-type="float" office:value="96.079204">
            <text:p>96.07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500]-[.F$2])^2" office:value-type="float" office:value="0.136161">
            <text:p>0.136161</text:p>
          </table:table-cell>
          <table:table-cell table:formula="of:=([.B500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501]-[.F$2])^2" office:value-type="float" office:value="0.398161">
            <text:p>0.398161</text:p>
          </table:table-cell>
          <table:table-cell table:formula="of:=([.B501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502]-[.F$2])^2" office:value-type="float" office:value="0.398161">
            <text:p>0.398161</text:p>
          </table:table-cell>
          <table:table-cell table:formula="of:=([.B502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503]-[.F$2])^2" office:value-type="float" office:value="70.040161">
            <text:p>70.040161</text:p>
          </table:table-cell>
          <table:table-cell table:formula="of:=([.B503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formula="of:=([.A504]-[.F$2])^2" office:value-type="float" office:value="13.184161">
            <text:p>13.184161</text:p>
          </table:table-cell>
          <table:table-cell table:formula="of:=([.B504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05]-[.F$2])^2" office:value-type="float" office:value="0.398161">
            <text:p>0.398161</text:p>
          </table:table-cell>
          <table:table-cell table:formula="of:=([.B505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06]-[.F$2])^2" office:value-type="float" office:value="0.398161">
            <text:p>0.398161</text:p>
          </table:table-cell>
          <table:table-cell table:formula="of:=([.B506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07]-[.F$2])^2" office:value-type="float" office:value="2.660161">
            <text:p>2.660161</text:p>
          </table:table-cell>
          <table:table-cell table:formula="of:=([.B50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08]-[.F$2])^2" office:value-type="float" office:value="2.660161">
            <text:p>2.660161</text:p>
          </table:table-cell>
          <table:table-cell table:formula="of:=([.B508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09]-[.F$2])^2" office:value-type="float" office:value="0.398161">
            <text:p>0.398161</text:p>
          </table:table-cell>
          <table:table-cell table:formula="of:=([.B50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510]-[.F$2])^2" office:value-type="float" office:value="2.660161">
            <text:p>2.660161</text:p>
          </table:table-cell>
          <table:table-cell table:formula="of:=([.B510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11]-[.F$2])^2" office:value-type="float" office:value="0.398161">
            <text:p>0.398161</text:p>
          </table:table-cell>
          <table:table-cell table:formula="of:=([.B51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512]-[.F$2])^2" office:value-type="float" office:value="5.612161">
            <text:p>5.612161</text:p>
          </table:table-cell>
          <table:table-cell table:formula="of:=([.B512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513]-[.F$2])^2" office:value-type="float" office:value="0.398161">
            <text:p>0.398161</text:p>
          </table:table-cell>
          <table:table-cell table:formula="of:=([.B513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14]-[.F$2])^2" office:value-type="float" office:value="0.398161">
            <text:p>0.398161</text:p>
          </table:table-cell>
          <table:table-cell table:formula="of:=([.B514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15]-[.F$2])^2" office:value-type="float" office:value="0.398161">
            <text:p>0.398161</text:p>
          </table:table-cell>
          <table:table-cell table:formula="of:=([.B515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516]-[.F$2])^2" office:value-type="float" office:value="2.660161">
            <text:p>2.660161</text:p>
          </table:table-cell>
          <table:table-cell table:formula="of:=([.B51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([.A517]-[.F$2])^2" office:value-type="float" office:value="19.088161">
            <text:p>19.088161</text:p>
          </table:table-cell>
          <table:table-cell table:formula="of:=([.B51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18]-[.F$2])^2" office:value-type="float" office:value="0.398161">
            <text:p>0.398161</text:p>
          </table:table-cell>
          <table:table-cell table:formula="of:=([.B51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formula="of:=([.A519]-[.F$2])^2" office:value-type="float" office:value="2.660161">
            <text:p>2.660161</text:p>
          </table:table-cell>
          <table:table-cell table:formula="of:=([.B519]-[.J$2])^2" office:value-type="float" office:value="353.515204">
            <text:p>353.5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20]-[.F$2])^2" office:value-type="float" office:value="2.660161">
            <text:p>2.660161</text:p>
          </table:table-cell>
          <table:table-cell table:formula="of:=([.B520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521]-[.F$2])^2" office:value-type="float" office:value="6.922161">
            <text:p>6.922161</text:p>
          </table:table-cell>
          <table:table-cell table:formula="of:=([.B521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522]-[.F$2])^2" office:value-type="float" office:value="13.184161">
            <text:p>13.184161</text:p>
          </table:table-cell>
          <table:table-cell table:formula="of:=([.B522]-[.J$2])^2" office:value-type="float" office:value="125.395204">
            <text:p>125.395204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([.A523]-[.F$2])^2" office:value-type="float" office:value="267.944161">
            <text:p>267.944161</text:p>
          </table:table-cell>
          <table:table-cell table:formula="of:=([.B523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524]-[.F$2])^2" office:value-type="float" office:value="2.660161">
            <text:p>2.660161</text:p>
          </table:table-cell>
          <table:table-cell table:formula="of:=([.B524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25]-[.F$2])^2" office:value-type="float" office:value="0.398161">
            <text:p>0.398161</text:p>
          </table:table-cell>
          <table:table-cell table:formula="of:=([.B525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26]-[.F$2])^2" office:value-type="float" office:value="2.660161">
            <text:p>2.660161</text:p>
          </table:table-cell>
          <table:table-cell table:formula="of:=([.B52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27]-[.F$2])^2" office:value-type="float" office:value="0.398161">
            <text:p>0.398161</text:p>
          </table:table-cell>
          <table:table-cell table:formula="of:=([.B52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([.A528]-[.F$2])^2" office:value-type="float" office:value="6.922161">
            <text:p>6.922161</text:p>
          </table:table-cell>
          <table:table-cell table:formula="of:=([.B528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529]-[.F$2])^2" office:value-type="float" office:value="0.136161">
            <text:p>0.136161</text:p>
          </table:table-cell>
          <table:table-cell table:formula="of:=([.B52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530]-[.F$2])^2" office:value-type="float" office:value="2.660161">
            <text:p>2.660161</text:p>
          </table:table-cell>
          <table:table-cell table:formula="of:=([.B53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31]-[.F$2])^2" office:value-type="float" office:value="0.398161">
            <text:p>0.398161</text:p>
          </table:table-cell>
          <table:table-cell table:formula="of:=([.B53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32]-[.F$2])^2" office:value-type="float" office:value="2.660161">
            <text:p>2.660161</text:p>
          </table:table-cell>
          <table:table-cell table:formula="of:=([.B53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533]-[.F$2])^2" office:value-type="float" office:value="11.350161">
            <text:p>11.350161</text:p>
          </table:table-cell>
          <table:table-cell table:formula="of:=([.B533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534]-[.F$2])^2" office:value-type="float" office:value="21.446161">
            <text:p>21.446161</text:p>
          </table:table-cell>
          <table:table-cell table:formula="of:=([.B534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535]-[.F$2])^2" office:value-type="float" office:value="11.350161">
            <text:p>11.350161</text:p>
          </table:table-cell>
          <table:table-cell table:formula="of:=([.B53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table:formula="of:=([.A536]-[.F$2])^2" office:value-type="float" office:value="695.324161">
            <text:p>695.324161</text:p>
          </table:table-cell>
          <table:table-cell table:formula="of:=([.B536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537]-[.F$2])^2" office:value-type="float" office:value="11.350161">
            <text:p>11.350161</text:p>
          </table:table-cell>
          <table:table-cell table:formula="of:=([.B537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([.A538]-[.F$2])^2" office:value-type="float" office:value="13.184161">
            <text:p>13.184161</text:p>
          </table:table-cell>
          <table:table-cell table:formula="of:=([.B538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formula="of:=([.A539]-[.F$2])^2" office:value-type="float" office:value="456.634161">
            <text:p>456.634161</text:p>
          </table:table-cell>
          <table:table-cell table:formula="of:=([.B539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540]-[.F$2])^2" office:value-type="float" office:value="2.660161">
            <text:p>2.660161</text:p>
          </table:table-cell>
          <table:table-cell table:formula="of:=([.B540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41]-[.F$2])^2" office:value-type="float" office:value="0.398161">
            <text:p>0.398161</text:p>
          </table:table-cell>
          <table:table-cell table:formula="of:=([.B54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([.A542]-[.F$2])^2" office:value-type="float" office:value="5.612161">
            <text:p>5.612161</text:p>
          </table:table-cell>
          <table:table-cell table:formula="of:=([.B54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43]-[.F$2])^2" office:value-type="float" office:value="2.660161">
            <text:p>2.660161</text:p>
          </table:table-cell>
          <table:table-cell table:formula="of:=([.B54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44]-[.F$2])^2" office:value-type="float" office:value="2.660161">
            <text:p>2.660161</text:p>
          </table:table-cell>
          <table:table-cell table:formula="of:=([.B544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545]-[.F$2])^2" office:value-type="float" office:value="0.398161">
            <text:p>0.398161</text:p>
          </table:table-cell>
          <table:table-cell table:formula="of:=([.B545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546]-[.F$2])^2" office:value-type="float" office:value="0.136161">
            <text:p>0.136161</text:p>
          </table:table-cell>
          <table:table-cell table:formula="of:=([.B54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47]-[.F$2])^2" office:value-type="float" office:value="2.660161">
            <text:p>2.660161</text:p>
          </table:table-cell>
          <table:table-cell table:formula="of:=([.B547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A548]-[.F$2])^2" office:value-type="float" office:value="70.040161">
            <text:p>70.040161</text:p>
          </table:table-cell>
          <table:table-cell table:formula="of:=([.B54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49]-[.F$2])^2" office:value-type="float" office:value="2.660161">
            <text:p>2.660161</text:p>
          </table:table-cell>
          <table:table-cell table:formula="of:=([.B54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550]-[.F$2])^2" office:value-type="float" office:value="0.136161">
            <text:p>0.136161</text:p>
          </table:table-cell>
          <table:table-cell table:formula="of:=([.B550]-[.J$2])^2" office:value-type="float" office:value="46.267204">
            <text:p>46.26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1]-[.F$2])^2" office:value-type="float" office:value="0.398161">
            <text:p>0.398161</text:p>
          </table:table-cell>
          <table:table-cell table:formula="of:=([.B55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552]-[.F$2])^2" office:value-type="float" office:value="2.660161">
            <text:p>2.660161</text:p>
          </table:table-cell>
          <table:table-cell table:formula="of:=([.B55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3]-[.F$2])^2" office:value-type="float" office:value="0.398161">
            <text:p>0.398161</text:p>
          </table:table-cell>
          <table:table-cell table:formula="of:=([.B55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554]-[.F$2])^2" office:value-type="float" office:value="5.612161">
            <text:p>5.612161</text:p>
          </table:table-cell>
          <table:table-cell table:formula="of:=([.B554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55]-[.F$2])^2" office:value-type="float" office:value="0.398161">
            <text:p>0.398161</text:p>
          </table:table-cell>
          <table:table-cell table:formula="of:=([.B555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556]-[.F$2])^2" office:value-type="float" office:value="0.398161">
            <text:p>0.398161</text:p>
          </table:table-cell>
          <table:table-cell table:formula="of:=([.B556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7]-[.F$2])^2" office:value-type="float" office:value="0.398161">
            <text:p>0.398161</text:p>
          </table:table-cell>
          <table:table-cell table:formula="of:=([.B55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58]-[.F$2])^2" office:value-type="float" office:value="0.398161">
            <text:p>0.398161</text:p>
          </table:table-cell>
          <table:table-cell table:formula="of:=([.B55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59]-[.F$2])^2" office:value-type="float" office:value="0.398161">
            <text:p>0.398161</text:p>
          </table:table-cell>
          <table:table-cell table:formula="of:=([.B559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A560]-[.F$2])^2" office:value-type="float" office:value="0.398161">
            <text:p>0.398161</text:p>
          </table:table-cell>
          <table:table-cell table:formula="of:=([.B560]-[.J$2])^2" office:value-type="float" office:value="353.515204">
            <text:p>353.515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A561]-[.F$2])^2" office:value-type="float" office:value="1.874161">
            <text:p>1.874161</text:p>
          </table:table-cell>
          <table:table-cell table:formula="of:=([.B56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562]-[.F$2])^2" office:value-type="float" office:value="2.660161">
            <text:p>2.660161</text:p>
          </table:table-cell>
          <table:table-cell table:formula="of:=([.B56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563]-[.F$2])^2" office:value-type="float" office:value="0.398161">
            <text:p>0.398161</text:p>
          </table:table-cell>
          <table:table-cell table:formula="of:=([.B563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564]-[.F$2])^2" office:value-type="float" office:value="0.398161">
            <text:p>0.398161</text:p>
          </table:table-cell>
          <table:table-cell table:formula="of:=([.B564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65]-[.F$2])^2" office:value-type="float" office:value="2.660161">
            <text:p>2.660161</text:p>
          </table:table-cell>
          <table:table-cell table:formula="of:=([.B56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66]-[.F$2])^2" office:value-type="float" office:value="2.660161">
            <text:p>2.660161</text:p>
          </table:table-cell>
          <table:table-cell table:formula="of:=([.B56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567]-[.F$2])^2" office:value-type="float" office:value="13.184161">
            <text:p>13.184161</text:p>
          </table:table-cell>
          <table:table-cell table:formula="of:=([.B567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568]-[.F$2])^2" office:value-type="float" office:value="0.398161">
            <text:p>0.398161</text:p>
          </table:table-cell>
          <table:table-cell table:formula="of:=([.B568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([.A569]-[.F$2])^2" office:value-type="float" office:value="2.660161">
            <text:p>2.660161</text:p>
          </table:table-cell>
          <table:table-cell table:formula="of:=([.B569]-[.J$2])^2" office:value-type="float" office:value="46.267204">
            <text:p>46.26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570]-[.F$2])^2" office:value-type="float" office:value="0.136161">
            <text:p>0.136161</text:p>
          </table:table-cell>
          <table:table-cell table:formula="of:=([.B570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571]-[.F$2])^2" office:value-type="float" office:value="5.612161">
            <text:p>5.612161</text:p>
          </table:table-cell>
          <table:table-cell table:formula="of:=([.B57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572]-[.F$2])^2" office:value-type="float" office:value="0.136161">
            <text:p>0.136161</text:p>
          </table:table-cell>
          <table:table-cell table:formula="of:=([.B57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573]-[.F$2])^2" office:value-type="float" office:value="2.660161">
            <text:p>2.660161</text:p>
          </table:table-cell>
          <table:table-cell table:formula="of:=([.B57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74]-[.F$2])^2" office:value-type="float" office:value="0.398161">
            <text:p>0.398161</text:p>
          </table:table-cell>
          <table:table-cell table:formula="of:=([.B57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575]-[.F$2])^2" office:value-type="float" office:value="0.136161">
            <text:p>0.136161</text:p>
          </table:table-cell>
          <table:table-cell table:formula="of:=([.B57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576]-[.F$2])^2" office:value-type="float" office:value="13.184161">
            <text:p>13.184161</text:p>
          </table:table-cell>
          <table:table-cell table:formula="of:=([.B576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formula="of:=([.A577]-[.F$2])^2" office:value-type="float" office:value="70.040161">
            <text:p>70.040161</text:p>
          </table:table-cell>
          <table:table-cell table:formula="of:=([.B577]-[.J$2])^2" office:value-type="float" office:value="46.267204">
            <text:p>46.267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578]-[.F$2])^2" office:value-type="float" office:value="28.826161">
            <text:p>28.826161</text:p>
          </table:table-cell>
          <table:table-cell table:formula="of:=([.B578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79]-[.F$2])^2" office:value-type="float" office:value="0.398161">
            <text:p>0.398161</text:p>
          </table:table-cell>
          <table:table-cell table:formula="of:=([.B57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80]-[.F$2])^2" office:value-type="float" office:value="0.398161">
            <text:p>0.398161</text:p>
          </table:table-cell>
          <table:table-cell table:formula="of:=([.B58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581]-[.F$2])^2" office:value-type="float" office:value="2.660161">
            <text:p>2.660161</text:p>
          </table:table-cell>
          <table:table-cell table:formula="of:=([.B58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82]-[.F$2])^2" office:value-type="float" office:value="0.398161">
            <text:p>0.398161</text:p>
          </table:table-cell>
          <table:table-cell table:formula="of:=([.B58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83]-[.F$2])^2" office:value-type="float" office:value="2.660161">
            <text:p>2.660161</text:p>
          </table:table-cell>
          <table:table-cell table:formula="of:=([.B58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84]-[.F$2])^2" office:value-type="float" office:value="0.398161">
            <text:p>0.398161</text:p>
          </table:table-cell>
          <table:table-cell table:formula="of:=([.B58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85]-[.F$2])^2" office:value-type="float" office:value="0.398161">
            <text:p>0.398161</text:p>
          </table:table-cell>
          <table:table-cell table:formula="of:=([.B585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586]-[.F$2])^2" office:value-type="float" office:value="0.136161">
            <text:p>0.136161</text:p>
          </table:table-cell>
          <table:table-cell table:formula="of:=([.B586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87]-[.F$2])^2" office:value-type="float" office:value="0.398161">
            <text:p>0.398161</text:p>
          </table:table-cell>
          <table:table-cell table:formula="of:=([.B58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88]-[.F$2])^2" office:value-type="float" office:value="0.398161">
            <text:p>0.398161</text:p>
          </table:table-cell>
          <table:table-cell table:formula="of:=([.B58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89]-[.F$2])^2" office:value-type="float" office:value="0.398161">
            <text:p>0.398161</text:p>
          </table:table-cell>
          <table:table-cell table:formula="of:=([.B589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90]-[.F$2])^2" office:value-type="float" office:value="0.398161">
            <text:p>0.398161</text:p>
          </table:table-cell>
          <table:table-cell table:formula="of:=([.B59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91]-[.F$2])^2" office:value-type="float" office:value="0.398161">
            <text:p>0.398161</text:p>
          </table:table-cell>
          <table:table-cell table:formula="of:=([.B59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592]-[.F$2])^2" office:value-type="float" office:value="0.398161">
            <text:p>0.398161</text:p>
          </table:table-cell>
          <table:table-cell table:formula="of:=([.B59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593]-[.F$2])^2" office:value-type="float" office:value="1.874161">
            <text:p>1.874161</text:p>
          </table:table-cell>
          <table:table-cell table:formula="of:=([.B593]-[.J$2])^2" office:value-type="float" office:value="163.891204">
            <text:p>163.89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594]-[.F$2])^2" office:value-type="float" office:value="0.398161">
            <text:p>0.398161</text:p>
          </table:table-cell>
          <table:table-cell table:formula="of:=([.B59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595]-[.F$2])^2" office:value-type="float" office:value="0.398161">
            <text:p>0.398161</text:p>
          </table:table-cell>
          <table:table-cell table:formula="of:=([.B595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96]-[.F$2])^2" office:value-type="float" office:value="2.660161">
            <text:p>2.660161</text:p>
          </table:table-cell>
          <table:table-cell table:formula="of:=([.B59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597]-[.F$2])^2" office:value-type="float" office:value="0.398161">
            <text:p>0.398161</text:p>
          </table:table-cell>
          <table:table-cell table:formula="of:=([.B59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([.A598]-[.F$2])^2" office:value-type="float" office:value="6.922161">
            <text:p>6.922161</text:p>
          </table:table-cell>
          <table:table-cell table:formula="of:=([.B598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599]-[.F$2])^2" office:value-type="float" office:value="2.660161">
            <text:p>2.660161</text:p>
          </table:table-cell>
          <table:table-cell table:formula="of:=([.B59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600]-[.F$2])^2" office:value-type="float" office:value="152.992161">
            <text:p>152.992161</text:p>
          </table:table-cell>
          <table:table-cell table:formula="of:=([.B600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([.A601]-[.F$2])^2" office:value-type="float" office:value="2.660161">
            <text:p>2.660161</text:p>
          </table:table-cell>
          <table:table-cell table:formula="of:=([.B601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602]-[.F$2])^2" office:value-type="float" office:value="0.398161">
            <text:p>0.398161</text:p>
          </table:table-cell>
          <table:table-cell table:formula="of:=([.B602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603]-[.F$2])^2" office:value-type="float" office:value="0.398161">
            <text:p>0.398161</text:p>
          </table:table-cell>
          <table:table-cell table:formula="of:=([.B603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04]-[.F$2])^2" office:value-type="float" office:value="0.398161">
            <text:p>0.398161</text:p>
          </table:table-cell>
          <table:table-cell table:formula="of:=([.B60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605]-[.F$2])^2" office:value-type="float" office:value="6.922161">
            <text:p>6.922161</text:p>
          </table:table-cell>
          <table:table-cell table:formula="of:=([.B605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06]-[.F$2])^2" office:value-type="float" office:value="0.398161">
            <text:p>0.398161</text:p>
          </table:table-cell>
          <table:table-cell table:formula="of:=([.B60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607]-[.F$2])^2" office:value-type="float" office:value="5.612161">
            <text:p>5.612161</text:p>
          </table:table-cell>
          <table:table-cell table:formula="of:=([.B60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08]-[.F$2])^2" office:value-type="float" office:value="2.660161">
            <text:p>2.660161</text:p>
          </table:table-cell>
          <table:table-cell table:formula="of:=([.B60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609]-[.F$2])^2" office:value-type="float" office:value="0.398161">
            <text:p>0.398161</text:p>
          </table:table-cell>
          <table:table-cell table:formula="of:=([.B609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10]-[.F$2])^2" office:value-type="float" office:value="0.398161">
            <text:p>0.398161</text:p>
          </table:table-cell>
          <table:table-cell table:formula="of:=([.B61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11]-[.F$2])^2" office:value-type="float" office:value="0.398161">
            <text:p>0.398161</text:p>
          </table:table-cell>
          <table:table-cell table:formula="of:=([.B611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612]-[.F$2])^2" office:value-type="float" office:value="1.874161">
            <text:p>1.874161</text:p>
          </table:table-cell>
          <table:table-cell table:formula="of:=([.B612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613]-[.F$2])^2" office:value-type="float" office:value="1.874161">
            <text:p>1.874161</text:p>
          </table:table-cell>
          <table:table-cell table:formula="of:=([.B61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614]-[.F$2])^2" office:value-type="float" office:value="2.660161">
            <text:p>2.660161</text:p>
          </table:table-cell>
          <table:table-cell table:formula="of:=([.B614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15]-[.F$2])^2" office:value-type="float" office:value="0.398161">
            <text:p>0.398161</text:p>
          </table:table-cell>
          <table:table-cell table:formula="of:=([.B61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616]-[.F$2])^2" office:value-type="float" office:value="0.136161">
            <text:p>0.136161</text:p>
          </table:table-cell>
          <table:table-cell table:formula="of:=([.B616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17]-[.F$2])^2" office:value-type="float" office:value="0.398161">
            <text:p>0.398161</text:p>
          </table:table-cell>
          <table:table-cell table:formula="of:=([.B617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618]-[.F$2])^2" office:value-type="float" office:value="0.136161">
            <text:p>0.136161</text:p>
          </table:table-cell>
          <table:table-cell table:formula="of:=([.B61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19]-[.F$2])^2" office:value-type="float" office:value="2.660161">
            <text:p>2.660161</text:p>
          </table:table-cell>
          <table:table-cell table:formula="of:=([.B61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20]-[.F$2])^2" office:value-type="float" office:value="2.660161">
            <text:p>2.660161</text:p>
          </table:table-cell>
          <table:table-cell table:formula="of:=([.B620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21]-[.F$2])^2" office:value-type="float" office:value="0.398161">
            <text:p>0.398161</text:p>
          </table:table-cell>
          <table:table-cell table:formula="of:=([.B62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22]-[.F$2])^2" office:value-type="float" office:value="0.398161">
            <text:p>0.398161</text:p>
          </table:table-cell>
          <table:table-cell table:formula="of:=([.B62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A623]-[.F$2])^2" office:value-type="float" office:value="70.040161">
            <text:p>70.040161</text:p>
          </table:table-cell>
          <table:table-cell table:formula="of:=([.B62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624]-[.F$2])^2" office:value-type="float" office:value="2.660161">
            <text:p>2.660161</text:p>
          </table:table-cell>
          <table:table-cell table:formula="of:=([.B624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25]-[.F$2])^2" office:value-type="float" office:value="2.660161">
            <text:p>2.660161</text:p>
          </table:table-cell>
          <table:table-cell table:formula="of:=([.B625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26]-[.F$2])^2" office:value-type="float" office:value="0.398161">
            <text:p>0.398161</text:p>
          </table:table-cell>
          <table:table-cell table:formula="of:=([.B62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([.A627]-[.F$2])^2" office:value-type="float" office:value="13.184161">
            <text:p>13.184161</text:p>
          </table:table-cell>
          <table:table-cell table:formula="of:=([.B627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628]-[.F$2])^2" office:value-type="float" office:value="6.922161">
            <text:p>6.922161</text:p>
          </table:table-cell>
          <table:table-cell table:formula="of:=([.B628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([.A629]-[.F$2])^2" office:value-type="float" office:value="0.136161">
            <text:p>0.136161</text:p>
          </table:table-cell>
          <table:table-cell table:formula="of:=([.B629]-[.J$2])^2" office:value-type="float" office:value="96.079204">
            <text:p>96.07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630]-[.F$2])^2" office:value-type="float" office:value="0.136161">
            <text:p>0.136161</text:p>
          </table:table-cell>
          <table:table-cell table:formula="of:=([.B630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31]-[.F$2])^2" office:value-type="float" office:value="2.660161">
            <text:p>2.660161</text:p>
          </table:table-cell>
          <table:table-cell table:formula="of:=([.B63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A632]-[.F$2])^2" office:value-type="float" office:value="21.446161">
            <text:p>21.446161</text:p>
          </table:table-cell>
          <table:table-cell table:formula="of:=([.B632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33]-[.F$2])^2" office:value-type="float" office:value="2.660161">
            <text:p>2.660161</text:p>
          </table:table-cell>
          <table:table-cell table:formula="of:=([.B63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634]-[.F$2])^2" office:value-type="float" office:value="0.136161">
            <text:p>0.136161</text:p>
          </table:table-cell>
          <table:table-cell table:formula="of:=([.B63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35]-[.F$2])^2" office:value-type="float" office:value="2.660161">
            <text:p>2.660161</text:p>
          </table:table-cell>
          <table:table-cell table:formula="of:=([.B63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636]-[.F$2])^2" office:value-type="float" office:value="0.398161">
            <text:p>0.398161</text:p>
          </table:table-cell>
          <table:table-cell table:formula="of:=([.B636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637]-[.F$2])^2" office:value-type="float" office:value="0.136161">
            <text:p>0.136161</text:p>
          </table:table-cell>
          <table:table-cell table:formula="of:=([.B637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638]-[.F$2])^2" office:value-type="float" office:value="152.992161">
            <text:p>152.992161</text:p>
          </table:table-cell>
          <table:table-cell table:formula="of:=([.B638]-[.J$2])^2" office:value-type="float" office:value="125.395204">
            <text:p>125.39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39]-[.F$2])^2" office:value-type="float" office:value="0.398161">
            <text:p>0.398161</text:p>
          </table:table-cell>
          <table:table-cell table:formula="of:=([.B63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A640]-[.F$2])^2" office:value-type="float" office:value="19.088161">
            <text:p>19.088161</text:p>
          </table:table-cell>
          <table:table-cell table:formula="of:=([.B64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41]-[.F$2])^2" office:value-type="float" office:value="0.398161">
            <text:p>0.398161</text:p>
          </table:table-cell>
          <table:table-cell table:formula="of:=([.B641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642]-[.F$2])^2" office:value-type="float" office:value="0.136161">
            <text:p>0.136161</text:p>
          </table:table-cell>
          <table:table-cell table:formula="of:=([.B642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43]-[.F$2])^2" office:value-type="float" office:value="0.398161">
            <text:p>0.398161</text:p>
          </table:table-cell>
          <table:table-cell table:formula="of:=([.B64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644]-[.F$2])^2" office:value-type="float" office:value="107.516161">
            <text:p>107.516161</text:p>
          </table:table-cell>
          <table:table-cell table:formula="of:=([.B644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45]-[.F$2])^2" office:value-type="float" office:value="2.660161">
            <text:p>2.660161</text:p>
          </table:table-cell>
          <table:table-cell table:formula="of:=([.B64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646]-[.F$2])^2" office:value-type="float" office:value="28.826161">
            <text:p>28.826161</text:p>
          </table:table-cell>
          <table:table-cell table:formula="of:=([.B646]-[.J$2])^2" office:value-type="float" office:value="96.079204">
            <text:p>96.07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47]-[.F$2])^2" office:value-type="float" office:value="0.398161">
            <text:p>0.398161</text:p>
          </table:table-cell>
          <table:table-cell table:formula="of:=([.B647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A648]-[.F$2])^2" office:value-type="float" office:value="0.398161">
            <text:p>0.398161</text:p>
          </table:table-cell>
          <table:table-cell table:formula="of:=([.B648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649]-[.F$2])^2" office:value-type="float" office:value="2.660161">
            <text:p>2.660161</text:p>
          </table:table-cell>
          <table:table-cell table:formula="of:=([.B64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50]-[.F$2])^2" office:value-type="float" office:value="0.398161">
            <text:p>0.398161</text:p>
          </table:table-cell>
          <table:table-cell table:formula="of:=([.B65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([.A651]-[.F$2])^2" office:value-type="float" office:value="13.184161">
            <text:p>13.184161</text:p>
          </table:table-cell>
          <table:table-cell table:formula="of:=([.B65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652]-[.F$2])^2" office:value-type="float" office:value="0.398161">
            <text:p>0.398161</text:p>
          </table:table-cell>
          <table:table-cell table:formula="of:=([.B652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53]-[.F$2])^2" office:value-type="float" office:value="0.398161">
            <text:p>0.398161</text:p>
          </table:table-cell>
          <table:table-cell table:formula="of:=([.B65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654]-[.F$2])^2" office:value-type="float" office:value="0.136161">
            <text:p>0.136161</text:p>
          </table:table-cell>
          <table:table-cell table:formula="of:=([.B654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55]-[.F$2])^2" office:value-type="float" office:value="0.398161">
            <text:p>0.398161</text:p>
          </table:table-cell>
          <table:table-cell table:formula="of:=([.B65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56]-[.F$2])^2" office:value-type="float" office:value="0.398161">
            <text:p>0.398161</text:p>
          </table:table-cell>
          <table:table-cell table:formula="of:=([.B65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57]-[.F$2])^2" office:value-type="float" office:value="0.398161">
            <text:p>0.398161</text:p>
          </table:table-cell>
          <table:table-cell table:formula="of:=([.B65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58]-[.F$2])^2" office:value-type="float" office:value="0.398161">
            <text:p>0.398161</text:p>
          </table:table-cell>
          <table:table-cell table:formula="of:=([.B65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59]-[.F$2])^2" office:value-type="float" office:value="0.136161">
            <text:p>0.136161</text:p>
          </table:table-cell>
          <table:table-cell table:formula="of:=([.B659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660]-[.F$2])^2" office:value-type="float" office:value="0.398161">
            <text:p>0.398161</text:p>
          </table:table-cell>
          <table:table-cell table:formula="of:=([.B660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661]-[.F$2])^2" office:value-type="float" office:value="2.660161">
            <text:p>2.660161</text:p>
          </table:table-cell>
          <table:table-cell table:formula="of:=([.B661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662]-[.F$2])^2" office:value-type="float" office:value="6.922161">
            <text:p>6.922161</text:p>
          </table:table-cell>
          <table:table-cell table:formula="of:=([.B662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663]-[.F$2])^2" office:value-type="float" office:value="2.660161">
            <text:p>2.660161</text:p>
          </table:table-cell>
          <table:table-cell table:formula="of:=([.B66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664]-[.F$2])^2" office:value-type="float" office:value="2.660161">
            <text:p>2.660161</text:p>
          </table:table-cell>
          <table:table-cell table:formula="of:=([.B664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665]-[.F$2])^2" office:value-type="float" office:value="13.184161">
            <text:p>13.184161</text:p>
          </table:table-cell>
          <table:table-cell table:formula="of:=([.B665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666]-[.F$2])^2" office:value-type="float" office:value="6.922161">
            <text:p>6.922161</text:p>
          </table:table-cell>
          <table:table-cell table:formula="of:=([.B66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([.A667]-[.F$2])^2" office:value-type="float" office:value="2.660161">
            <text:p>2.660161</text:p>
          </table:table-cell>
          <table:table-cell table:formula="of:=([.B667]-[.J$2])^2" office:value-type="float" office:value="219.099204">
            <text:p>219.09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68]-[.F$2])^2" office:value-type="float" office:value="2.660161">
            <text:p>2.660161</text:p>
          </table:table-cell>
          <table:table-cell table:formula="of:=([.B66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([.A669]-[.F$2])^2" office:value-type="float" office:value="21.446161">
            <text:p>21.446161</text:p>
          </table:table-cell>
          <table:table-cell table:formula="of:=([.B669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([.A670]-[.F$2])^2" office:value-type="float" office:value="87.778161">
            <text:p>87.778161</text:p>
          </table:table-cell>
          <table:table-cell table:formula="of:=([.B67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71]-[.F$2])^2" office:value-type="float" office:value="2.660161">
            <text:p>2.660161</text:p>
          </table:table-cell>
          <table:table-cell table:formula="of:=([.B67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672]-[.F$2])^2" office:value-type="float" office:value="0.398161">
            <text:p>0.398161</text:p>
          </table:table-cell>
          <table:table-cell table:formula="of:=([.B672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673]-[.F$2])^2" office:value-type="float" office:value="54.302161">
            <text:p>54.302161</text:p>
          </table:table-cell>
          <table:table-cell table:formula="of:=([.B673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74]-[.F$2])^2" office:value-type="float" office:value="0.398161">
            <text:p>0.398161</text:p>
          </table:table-cell>
          <table:table-cell table:formula="of:=([.B67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675]-[.F$2])^2" office:value-type="float" office:value="6.922161">
            <text:p>6.922161</text:p>
          </table:table-cell>
          <table:table-cell table:formula="of:=([.B675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676]-[.F$2])^2" office:value-type="float" office:value="0.398161">
            <text:p>0.398161</text:p>
          </table:table-cell>
          <table:table-cell table:formula="of:=([.B676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677]-[.F$2])^2" office:value-type="float" office:value="87.778161">
            <text:p>87.778161</text:p>
          </table:table-cell>
          <table:table-cell table:formula="of:=([.B677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78]-[.F$2])^2" office:value-type="float" office:value="2.660161">
            <text:p>2.660161</text:p>
          </table:table-cell>
          <table:table-cell table:formula="of:=([.B67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f:=([.A679]-[.F$2])^2" office:value-type="float" office:value="40.564161">
            <text:p>40.564161</text:p>
          </table:table-cell>
          <table:table-cell table:formula="of:=([.B67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([.A680]-[.F$2])^2" office:value-type="float" office:value="2.660161">
            <text:p>2.660161</text:p>
          </table:table-cell>
          <table:table-cell table:formula="of:=([.B680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681]-[.F$2])^2" office:value-type="float" office:value="2.660161">
            <text:p>2.660161</text:p>
          </table:table-cell>
          <table:table-cell table:formula="of:=([.B68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682]-[.F$2])^2" office:value-type="float" office:value="2.660161">
            <text:p>2.660161</text:p>
          </table:table-cell>
          <table:table-cell table:formula="of:=([.B682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A683]-[.F$2])^2" office:value-type="float" office:value="21.446161">
            <text:p>21.446161</text:p>
          </table:table-cell>
          <table:table-cell table:formula="of:=([.B683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([.A684]-[.F$2])^2" office:value-type="float" office:value="2.660161">
            <text:p>2.660161</text:p>
          </table:table-cell>
          <table:table-cell table:formula="of:=([.B684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685]-[.F$2])^2" office:value-type="float" office:value="21.446161">
            <text:p>21.446161</text:p>
          </table:table-cell>
          <table:table-cell table:formula="of:=([.B685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86]-[.F$2])^2" office:value-type="float" office:value="0.398161">
            <text:p>0.398161</text:p>
          </table:table-cell>
          <table:table-cell table:formula="of:=([.B68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87]-[.F$2])^2" office:value-type="float" office:value="0.398161">
            <text:p>0.398161</text:p>
          </table:table-cell>
          <table:table-cell table:formula="of:=([.B68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88]-[.F$2])^2" office:value-type="float" office:value="0.398161">
            <text:p>0.398161</text:p>
          </table:table-cell>
          <table:table-cell table:formula="of:=([.B68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A689]-[.F$2])^2" office:value-type="float" office:value="28.826161">
            <text:p>28.826161</text:p>
          </table:table-cell>
          <table:table-cell table:formula="of:=([.B68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90]-[.F$2])^2" office:value-type="float" office:value="0.398161">
            <text:p>0.398161</text:p>
          </table:table-cell>
          <table:table-cell table:formula="of:=([.B69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691]-[.F$2])^2" office:value-type="float" office:value="0.398161">
            <text:p>0.398161</text:p>
          </table:table-cell>
          <table:table-cell table:formula="of:=([.B69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92]-[.F$2])^2" office:value-type="float" office:value="0.398161">
            <text:p>0.398161</text:p>
          </table:table-cell>
          <table:table-cell table:formula="of:=([.B692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693]-[.F$2])^2" office:value-type="float" office:value="0.398161">
            <text:p>0.398161</text:p>
          </table:table-cell>
          <table:table-cell table:formula="of:=([.B69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94]-[.F$2])^2" office:value-type="float" office:value="2.660161">
            <text:p>2.660161</text:p>
          </table:table-cell>
          <table:table-cell table:formula="of:=([.B694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695]-[.F$2])^2" office:value-type="float" office:value="0.398161">
            <text:p>0.398161</text:p>
          </table:table-cell>
          <table:table-cell table:formula="of:=([.B695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A696]-[.F$2])^2" office:value-type="float" office:value="2.660161">
            <text:p>2.660161</text:p>
          </table:table-cell>
          <table:table-cell table:formula="of:=([.B696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697]-[.F$2])^2" office:value-type="float" office:value="2.660161">
            <text:p>2.660161</text:p>
          </table:table-cell>
          <table:table-cell table:formula="of:=([.B697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98]-[.F$2])^2" office:value-type="float" office:value="0.398161">
            <text:p>0.398161</text:p>
          </table:table-cell>
          <table:table-cell table:formula="of:=([.B69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699]-[.F$2])^2" office:value-type="float" office:value="0.398161">
            <text:p>0.398161</text:p>
          </table:table-cell>
          <table:table-cell table:formula="of:=([.B69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00]-[.F$2])^2" office:value-type="float" office:value="0.398161">
            <text:p>0.398161</text:p>
          </table:table-cell>
          <table:table-cell table:formula="of:=([.B70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([.A701]-[.F$2])^2" office:value-type="float" office:value="11.350161">
            <text:p>11.350161</text:p>
          </table:table-cell>
          <table:table-cell table:formula="of:=([.B70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702]-[.F$2])^2" office:value-type="float" office:value="0.136161">
            <text:p>0.136161</text:p>
          </table:table-cell>
          <table:table-cell table:formula="of:=([.B702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703]-[.F$2])^2" office:value-type="float" office:value="0.136161">
            <text:p>0.136161</text:p>
          </table:table-cell>
          <table:table-cell table:formula="of:=([.B70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([.A704]-[.F$2])^2" office:value-type="float" office:value="1.874161">
            <text:p>1.874161</text:p>
          </table:table-cell>
          <table:table-cell table:formula="of:=([.B704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05]-[.F$2])^2" office:value-type="float" office:value="2.660161">
            <text:p>2.660161</text:p>
          </table:table-cell>
          <table:table-cell table:formula="of:=([.B70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06]-[.F$2])^2" office:value-type="float" office:value="0.398161">
            <text:p>0.398161</text:p>
          </table:table-cell>
          <table:table-cell table:formula="of:=([.B70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07]-[.F$2])^2" office:value-type="float" office:value="0.136161">
            <text:p>0.136161</text:p>
          </table:table-cell>
          <table:table-cell table:formula="of:=([.B70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08]-[.F$2])^2" office:value-type="float" office:value="2.660161">
            <text:p>2.660161</text:p>
          </table:table-cell>
          <table:table-cell table:formula="of:=([.B70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09]-[.F$2])^2" office:value-type="float" office:value="0.398161">
            <text:p>0.398161</text:p>
          </table:table-cell>
          <table:table-cell table:formula="of:=([.B70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10]-[.F$2])^2" office:value-type="float" office:value="2.660161">
            <text:p>2.660161</text:p>
          </table:table-cell>
          <table:table-cell table:formula="of:=([.B710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711]-[.F$2])^2" office:value-type="float" office:value="129.254161">
            <text:p>129.254161</text:p>
          </table:table-cell>
          <table:table-cell table:formula="of:=([.B711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712]-[.F$2])^2" office:value-type="float" office:value="0.398161">
            <text:p>0.398161</text:p>
          </table:table-cell>
          <table:table-cell table:formula="of:=([.B712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13]-[.F$2])^2" office:value-type="float" office:value="0.398161">
            <text:p>0.398161</text:p>
          </table:table-cell>
          <table:table-cell table:formula="of:=([.B71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714]-[.F$2])^2" office:value-type="float" office:value="0.398161">
            <text:p>0.398161</text:p>
          </table:table-cell>
          <table:table-cell table:formula="of:=([.B714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715]-[.F$2])^2" office:value-type="float" office:value="0.398161">
            <text:p>0.398161</text:p>
          </table:table-cell>
          <table:table-cell table:formula="of:=([.B715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16]-[.F$2])^2" office:value-type="float" office:value="0.398161">
            <text:p>0.398161</text:p>
          </table:table-cell>
          <table:table-cell table:formula="of:=([.B71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717]-[.F$2])^2" office:value-type="float" office:value="0.136161">
            <text:p>0.136161</text:p>
          </table:table-cell>
          <table:table-cell table:formula="of:=([.B717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18]-[.F$2])^2" office:value-type="float" office:value="0.398161">
            <text:p>0.398161</text:p>
          </table:table-cell>
          <table:table-cell table:formula="of:=([.B71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19]-[.F$2])^2" office:value-type="float" office:value="6.922161">
            <text:p>6.922161</text:p>
          </table:table-cell>
          <table:table-cell table:formula="of:=([.B719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720]-[.F$2])^2" office:value-type="float" office:value="6.922161">
            <text:p>6.922161</text:p>
          </table:table-cell>
          <table:table-cell table:formula="of:=([.B720]-[.J$2])^2" office:value-type="float" office:value="125.395204">
            <text:p>125.39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721]-[.F$2])^2" office:value-type="float" office:value="0.398161">
            <text:p>0.398161</text:p>
          </table:table-cell>
          <table:table-cell table:formula="of:=([.B721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722]-[.F$2])^2" office:value-type="float" office:value="0.398161">
            <text:p>0.398161</text:p>
          </table:table-cell>
          <table:table-cell table:formula="of:=([.B722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([.A723]-[.F$2])^2" office:value-type="float" office:value="6.922161">
            <text:p>6.922161</text:p>
          </table:table-cell>
          <table:table-cell table:formula="of:=([.B723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24]-[.F$2])^2" office:value-type="float" office:value="2.660161">
            <text:p>2.660161</text:p>
          </table:table-cell>
          <table:table-cell table:formula="of:=([.B72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25]-[.F$2])^2" office:value-type="float" office:value="0.398161">
            <text:p>0.398161</text:p>
          </table:table-cell>
          <table:table-cell table:formula="of:=([.B725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726]-[.F$2])^2" office:value-type="float" office:value="2.660161">
            <text:p>2.660161</text:p>
          </table:table-cell>
          <table:table-cell table:formula="of:=([.B726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27]-[.F$2])^2" office:value-type="float" office:value="2.660161">
            <text:p>2.660161</text:p>
          </table:table-cell>
          <table:table-cell table:formula="of:=([.B727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728]-[.F$2])^2" office:value-type="float" office:value="0.398161">
            <text:p>0.398161</text:p>
          </table:table-cell>
          <table:table-cell table:formula="of:=([.B728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29]-[.F$2])^2" office:value-type="float" office:value="2.660161">
            <text:p>2.660161</text:p>
          </table:table-cell>
          <table:table-cell table:formula="of:=([.B729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30]-[.F$2])^2" office:value-type="float" office:value="5.612161">
            <text:p>5.612161</text:p>
          </table:table-cell>
          <table:table-cell table:formula="of:=([.B730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31]-[.F$2])^2" office:value-type="float" office:value="0.398161">
            <text:p>0.398161</text:p>
          </table:table-cell>
          <table:table-cell table:formula="of:=([.B731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32]-[.F$2])^2" office:value-type="float" office:value="0.136161">
            <text:p>0.136161</text:p>
          </table:table-cell>
          <table:table-cell table:formula="of:=([.B73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33]-[.F$2])^2" office:value-type="float" office:value="2.660161">
            <text:p>2.660161</text:p>
          </table:table-cell>
          <table:table-cell table:formula="of:=([.B73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34]-[.F$2])^2" office:value-type="float" office:value="2.660161">
            <text:p>2.660161</text:p>
          </table:table-cell>
          <table:table-cell table:formula="of:=([.B734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735]-[.F$2])^2" office:value-type="float" office:value="5.612161">
            <text:p>5.612161</text:p>
          </table:table-cell>
          <table:table-cell table:formula="of:=([.B735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36]-[.F$2])^2" office:value-type="float" office:value="0.398161">
            <text:p>0.398161</text:p>
          </table:table-cell>
          <table:table-cell table:formula="of:=([.B73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737]-[.F$2])^2" office:value-type="float" office:value="28.826161">
            <text:p>28.826161</text:p>
          </table:table-cell>
          <table:table-cell table:formula="of:=([.B73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38]-[.F$2])^2" office:value-type="float" office:value="0.398161">
            <text:p>0.398161</text:p>
          </table:table-cell>
          <table:table-cell table:formula="of:=([.B73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739]-[.F$2])^2" office:value-type="float" office:value="0.136161">
            <text:p>0.136161</text:p>
          </table:table-cell>
          <table:table-cell table:formula="of:=([.B739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40]-[.F$2])^2" office:value-type="float" office:value="0.398161">
            <text:p>0.398161</text:p>
          </table:table-cell>
          <table:table-cell table:formula="of:=([.B74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41]-[.F$2])^2" office:value-type="float" office:value="0.398161">
            <text:p>0.398161</text:p>
          </table:table-cell>
          <table:table-cell table:formula="of:=([.B74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742]-[.F$2])^2" office:value-type="float" office:value="13.184161">
            <text:p>13.184161</text:p>
          </table:table-cell>
          <table:table-cell table:formula="of:=([.B742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([.A743]-[.F$2])^2" office:value-type="float" office:value="5.612161">
            <text:p>5.612161</text:p>
          </table:table-cell>
          <table:table-cell table:formula="of:=([.B74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44]-[.F$2])^2" office:value-type="float" office:value="0.136161">
            <text:p>0.136161</text:p>
          </table:table-cell>
          <table:table-cell table:formula="of:=([.B744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([.A745]-[.F$2])^2" office:value-type="float" office:value="0.398161">
            <text:p>0.398161</text:p>
          </table:table-cell>
          <table:table-cell table:formula="of:=([.B745]-[.J$2])^2" office:value-type="float" office:value="190.495204">
            <text:p>190.49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746]-[.F$2])^2" office:value-type="float" office:value="2.660161">
            <text:p>2.660161</text:p>
          </table:table-cell>
          <table:table-cell table:formula="of:=([.B746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47]-[.F$2])^2" office:value-type="float" office:value="2.660161">
            <text:p>2.660161</text:p>
          </table:table-cell>
          <table:table-cell table:formula="of:=([.B747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48]-[.F$2])^2" office:value-type="float" office:value="0.398161">
            <text:p>0.398161</text:p>
          </table:table-cell>
          <table:table-cell table:formula="of:=([.B74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49]-[.F$2])^2" office:value-type="float" office:value="0.398161">
            <text:p>0.398161</text:p>
          </table:table-cell>
          <table:table-cell table:formula="of:=([.B749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50]-[.F$2])^2" office:value-type="float" office:value="2.660161">
            <text:p>2.660161</text:p>
          </table:table-cell>
          <table:table-cell table:formula="of:=([.B75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51]-[.F$2])^2" office:value-type="float" office:value="0.398161">
            <text:p>0.398161</text:p>
          </table:table-cell>
          <table:table-cell table:formula="of:=([.B75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752]-[.F$2])^2" office:value-type="float" office:value="2.660161">
            <text:p>2.660161</text:p>
          </table:table-cell>
          <table:table-cell table:formula="of:=([.B752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753]-[.F$2])^2" office:value-type="float" office:value="0.398161">
            <text:p>0.398161</text:p>
          </table:table-cell>
          <table:table-cell table:formula="of:=([.B753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754]-[.F$2])^2" office:value-type="float" office:value="0.398161">
            <text:p>0.398161</text:p>
          </table:table-cell>
          <table:table-cell table:formula="of:=([.B754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755]-[.F$2])^2" office:value-type="float" office:value="2.660161">
            <text:p>2.660161</text:p>
          </table:table-cell>
          <table:table-cell table:formula="of:=([.B755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([.A756]-[.F$2])^2" office:value-type="float" office:value="54.302161">
            <text:p>54.302161</text:p>
          </table:table-cell>
          <table:table-cell table:formula="of:=([.B75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57]-[.F$2])^2" office:value-type="float" office:value="0.398161">
            <text:p>0.398161</text:p>
          </table:table-cell>
          <table:table-cell table:formula="of:=([.B75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758]-[.F$2])^2" office:value-type="float" office:value="54.302161">
            <text:p>54.302161</text:p>
          </table:table-cell>
          <table:table-cell table:formula="of:=([.B75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759]-[.F$2])^2" office:value-type="float" office:value="0.398161">
            <text:p>0.398161</text:p>
          </table:table-cell>
          <table:table-cell table:formula="of:=([.B759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760]-[.F$2])^2" office:value-type="float" office:value="0.398161">
            <text:p>0.398161</text:p>
          </table:table-cell>
          <table:table-cell table:formula="of:=([.B760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([.A761]-[.F$2])^2" office:value-type="float" office:value="0.398161">
            <text:p>0.398161</text:p>
          </table:table-cell>
          <table:table-cell table:formula="of:=([.B761]-[.J$2])^2" office:value-type="float" office:value="139.287204">
            <text:p>139.28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62]-[.F$2])^2" office:value-type="float" office:value="0.398161">
            <text:p>0.398161</text:p>
          </table:table-cell>
          <table:table-cell table:formula="of:=([.B76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763]-[.F$2])^2" office:value-type="float" office:value="6.922161">
            <text:p>6.922161</text:p>
          </table:table-cell>
          <table:table-cell table:formula="of:=([.B763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764]-[.F$2])^2" office:value-type="float" office:value="0.136161">
            <text:p>0.136161</text:p>
          </table:table-cell>
          <table:table-cell table:formula="of:=([.B76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765]-[.F$2])^2" office:value-type="float" office:value="2.660161">
            <text:p>2.660161</text:p>
          </table:table-cell>
          <table:table-cell table:formula="of:=([.B76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66]-[.F$2])^2" office:value-type="float" office:value="0.398161">
            <text:p>0.398161</text:p>
          </table:table-cell>
          <table:table-cell table:formula="of:=([.B76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A767]-[.F$2])^2" office:value-type="float" office:value="5.612161">
            <text:p>5.612161</text:p>
          </table:table-cell>
          <table:table-cell table:formula="of:=([.B76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68]-[.F$2])^2" office:value-type="float" office:value="0.398161">
            <text:p>0.398161</text:p>
          </table:table-cell>
          <table:table-cell table:formula="of:=([.B76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table:formula="of:=([.A769]-[.F$2])^2" office:value-type="float" office:value="0.136161">
            <text:p>0.136161</text:p>
          </table:table-cell>
          <table:table-cell table:formula="of:=([.B769]-[.J$2])^2" office:value-type="float" office:value="282.307204">
            <text:p>282.30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70]-[.F$2])^2" office:value-type="float" office:value="0.136161">
            <text:p>0.136161</text:p>
          </table:table-cell>
          <table:table-cell table:formula="of:=([.B770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771]-[.F$2])^2" office:value-type="float" office:value="0.136161">
            <text:p>0.136161</text:p>
          </table:table-cell>
          <table:table-cell table:formula="of:=([.B771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772]-[.F$2])^2" office:value-type="float" office:value="2.660161">
            <text:p>2.660161</text:p>
          </table:table-cell>
          <table:table-cell table:formula="of:=([.B772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773]-[.F$2])^2" office:value-type="float" office:value="70.040161">
            <text:p>70.040161</text:p>
          </table:table-cell>
          <table:table-cell table:formula="of:=([.B77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([.A774]-[.F$2])^2" office:value-type="float" office:value="0.136161">
            <text:p>0.136161</text:p>
          </table:table-cell>
          <table:table-cell table:formula="of:=([.B774]-[.J$2])^2" office:value-type="float" office:value="316.911204">
            <text:p>316.9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75]-[.F$2])^2" office:value-type="float" office:value="2.660161">
            <text:p>2.660161</text:p>
          </table:table-cell>
          <table:table-cell table:formula="of:=([.B77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76]-[.F$2])^2" office:value-type="float" office:value="0.398161">
            <text:p>0.398161</text:p>
          </table:table-cell>
          <table:table-cell table:formula="of:=([.B77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77]-[.F$2])^2" office:value-type="float" office:value="0.398161">
            <text:p>0.398161</text:p>
          </table:table-cell>
          <table:table-cell table:formula="of:=([.B777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778]-[.F$2])^2" office:value-type="float" office:value="5.612161">
            <text:p>5.612161</text:p>
          </table:table-cell>
          <table:table-cell table:formula="of:=([.B778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79]-[.F$2])^2" office:value-type="float" office:value="0.398161">
            <text:p>0.398161</text:p>
          </table:table-cell>
          <table:table-cell table:formula="of:=([.B779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780]-[.F$2])^2" office:value-type="float" office:value="0.136161">
            <text:p>0.136161</text:p>
          </table:table-cell>
          <table:table-cell table:formula="of:=([.B78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781]-[.F$2])^2" office:value-type="float" office:value="0.398161">
            <text:p>0.398161</text:p>
          </table:table-cell>
          <table:table-cell table:formula="of:=([.B78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([.A782]-[.F$2])^2" office:value-type="float" office:value="19.088161">
            <text:p>19.088161</text:p>
          </table:table-cell>
          <table:table-cell table:formula="of:=([.B782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83]-[.F$2])^2" office:value-type="float" office:value="13.184161">
            <text:p>13.184161</text:p>
          </table:table-cell>
          <table:table-cell table:formula="of:=([.B783]-[.J$2])^2" office:value-type="float" office:value="125.395204">
            <text:p>125.39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784]-[.F$2])^2" office:value-type="float" office:value="0.398161">
            <text:p>0.398161</text:p>
          </table:table-cell>
          <table:table-cell table:formula="of:=([.B784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A785]-[.F$2])^2" office:value-type="float" office:value="5.612161">
            <text:p>5.612161</text:p>
          </table:table-cell>
          <table:table-cell table:formula="of:=([.B785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([.A786]-[.F$2])^2" office:value-type="float" office:value="40.564161">
            <text:p>40.564161</text:p>
          </table:table-cell>
          <table:table-cell table:formula="of:=([.B78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787]-[.F$2])^2" office:value-type="float" office:value="87.778161">
            <text:p>87.778161</text:p>
          </table:table-cell>
          <table:table-cell table:formula="of:=([.B787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formula="of:=([.A788]-[.F$2])^2" office:value-type="float" office:value="5.612161">
            <text:p>5.612161</text:p>
          </table:table-cell>
          <table:table-cell table:formula="of:=([.B788]-[.J$2])^2" office:value-type="float" office:value="116.683204">
            <text:p>116.68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789]-[.F$2])^2" office:value-type="float" office:value="0.398161">
            <text:p>0.398161</text:p>
          </table:table-cell>
          <table:table-cell table:formula="of:=([.B789]-[.J$2])^2" office:value-type="float" office:value="96.079204">
            <text:p>96.07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90]-[.F$2])^2" office:value-type="float" office:value="2.660161">
            <text:p>2.660161</text:p>
          </table:table-cell>
          <table:table-cell table:formula="of:=([.B79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formula="of:=([.A791]-[.F$2])^2" office:value-type="float" office:value="0.398161">
            <text:p>0.398161</text:p>
          </table:table-cell>
          <table:table-cell table:formula="of:=([.B791]-[.J$2])^2" office:value-type="float" office:value="1075.971204">
            <text:p>1075.971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792]-[.F$2])^2" office:value-type="float" office:value="19.088161">
            <text:p>19.088161</text:p>
          </table:table-cell>
          <table:table-cell table:formula="of:=([.B792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([.A793]-[.F$2])^2" office:value-type="float" office:value="11.350161">
            <text:p>11.350161</text:p>
          </table:table-cell>
          <table:table-cell table:formula="of:=([.B793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794]-[.F$2])^2" office:value-type="float" office:value="6.922161">
            <text:p>6.922161</text:p>
          </table:table-cell>
          <table:table-cell table:formula="of:=([.B794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([.A795]-[.F$2])^2" office:value-type="float" office:value="13.184161">
            <text:p>13.184161</text:p>
          </table:table-cell>
          <table:table-cell table:formula="of:=([.B795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796]-[.F$2])^2" office:value-type="float" office:value="0.398161">
            <text:p>0.398161</text:p>
          </table:table-cell>
          <table:table-cell table:formula="of:=([.B79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797]-[.F$2])^2" office:value-type="float" office:value="2.660161">
            <text:p>2.660161</text:p>
          </table:table-cell>
          <table:table-cell table:formula="of:=([.B79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798]-[.F$2])^2" office:value-type="float" office:value="0.398161">
            <text:p>0.398161</text:p>
          </table:table-cell>
          <table:table-cell table:formula="of:=([.B798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([.A799]-[.F$2])^2" office:value-type="float" office:value="6.922161">
            <text:p>6.922161</text:p>
          </table:table-cell>
          <table:table-cell table:formula="of:=([.B799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([.A800]-[.F$2])^2" office:value-type="float" office:value="301.682161">
            <text:p>301.682161</text:p>
          </table:table-cell>
          <table:table-cell table:formula="of:=([.B800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801]-[.F$2])^2" office:value-type="float" office:value="1.874161">
            <text:p>1.874161</text:p>
          </table:table-cell>
          <table:table-cell table:formula="of:=([.B801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802]-[.F$2])^2" office:value-type="float" office:value="0.398161">
            <text:p>0.398161</text:p>
          </table:table-cell>
          <table:table-cell table:formula="of:=([.B80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803]-[.F$2])^2" office:value-type="float" office:value="13.184161">
            <text:p>13.184161</text:p>
          </table:table-cell>
          <table:table-cell table:formula="of:=([.B803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04]-[.F$2])^2" office:value-type="float" office:value="2.660161">
            <text:p>2.660161</text:p>
          </table:table-cell>
          <table:table-cell table:formula="of:=([.B80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805]-[.F$2])^2" office:value-type="float" office:value="6.922161">
            <text:p>6.922161</text:p>
          </table:table-cell>
          <table:table-cell table:formula="of:=([.B80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06]-[.F$2])^2" office:value-type="float" office:value="2.660161">
            <text:p>2.660161</text:p>
          </table:table-cell>
          <table:table-cell table:formula="of:=([.B80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([.A807]-[.F$2])^2" office:value-type="float" office:value="2.660161">
            <text:p>2.660161</text:p>
          </table:table-cell>
          <table:table-cell table:formula="of:=([.B807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formula="of:=([.A808]-[.F$2])^2" office:value-type="float" office:value="0.398161">
            <text:p>0.398161</text:p>
          </table:table-cell>
          <table:table-cell table:formula="of:=([.B808]-[.J$2])^2" office:value-type="float" office:value="392.119204">
            <text:p>392.11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09]-[.F$2])^2" office:value-type="float" office:value="0.398161">
            <text:p>0.398161</text:p>
          </table:table-cell>
          <table:table-cell table:formula="of:=([.B80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810]-[.F$2])^2" office:value-type="float" office:value="0.136161">
            <text:p>0.136161</text:p>
          </table:table-cell>
          <table:table-cell table:formula="of:=([.B810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811]-[.F$2])^2" office:value-type="float" office:value="2.660161">
            <text:p>2.660161</text:p>
          </table:table-cell>
          <table:table-cell table:formula="of:=([.B811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12]-[.F$2])^2" office:value-type="float" office:value="0.398161">
            <text:p>0.398161</text:p>
          </table:table-cell>
          <table:table-cell table:formula="of:=([.B812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13]-[.F$2])^2" office:value-type="float" office:value="2.660161">
            <text:p>2.660161</text:p>
          </table:table-cell>
          <table:table-cell table:formula="of:=([.B81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14]-[.F$2])^2" office:value-type="float" office:value="0.398161">
            <text:p>0.398161</text:p>
          </table:table-cell>
          <table:table-cell table:formula="of:=([.B81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15]-[.F$2])^2" office:value-type="float" office:value="0.398161">
            <text:p>0.398161</text:p>
          </table:table-cell>
          <table:table-cell table:formula="of:=([.B815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16]-[.F$2])^2" office:value-type="float" office:value="2.660161">
            <text:p>2.660161</text:p>
          </table:table-cell>
          <table:table-cell table:formula="of:=([.B81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17]-[.F$2])^2" office:value-type="float" office:value="0.398161">
            <text:p>0.398161</text:p>
          </table:table-cell>
          <table:table-cell table:formula="of:=([.B81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818]-[.F$2])^2" office:value-type="float" office:value="0.398161">
            <text:p>0.398161</text:p>
          </table:table-cell>
          <table:table-cell table:formula="of:=([.B818]-[.J$2])^2" office:value-type="float" office:value="96.079204">
            <text:p>96.07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19]-[.F$2])^2" office:value-type="float" office:value="0.136161">
            <text:p>0.136161</text:p>
          </table:table-cell>
          <table:table-cell table:formula="of:=([.B819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20]-[.F$2])^2" office:value-type="float" office:value="2.660161">
            <text:p>2.660161</text:p>
          </table:table-cell>
          <table:table-cell table:formula="of:=([.B820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21]-[.F$2])^2" office:value-type="float" office:value="2.660161">
            <text:p>2.660161</text:p>
          </table:table-cell>
          <table:table-cell table:formula="of:=([.B82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([.A822]-[.F$2])^2" office:value-type="float" office:value="19.088161">
            <text:p>19.088161</text:p>
          </table:table-cell>
          <table:table-cell table:formula="of:=([.B822]-[.J$2])^2" office:value-type="float" office:value="96.079204">
            <text:p>96.07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([.A823]-[.F$2])^2" office:value-type="float" office:value="0.398161">
            <text:p>0.398161</text:p>
          </table:table-cell>
          <table:table-cell table:formula="of:=([.B823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824]-[.F$2])^2" office:value-type="float" office:value="1.874161">
            <text:p>1.874161</text:p>
          </table:table-cell>
          <table:table-cell table:formula="of:=([.B824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825]-[.F$2])^2" office:value-type="float" office:value="6.922161">
            <text:p>6.922161</text:p>
          </table:table-cell>
          <table:table-cell table:formula="of:=([.B825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26]-[.F$2])^2" office:value-type="float" office:value="0.398161">
            <text:p>0.398161</text:p>
          </table:table-cell>
          <table:table-cell table:formula="of:=([.B82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([.A827]-[.F$2])^2" office:value-type="float" office:value="267.944161">
            <text:p>267.944161</text:p>
          </table:table-cell>
          <table:table-cell table:formula="of:=([.B827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([.A828]-[.F$2])^2" office:value-type="float" office:value="0.136161">
            <text:p>0.136161</text:p>
          </table:table-cell>
          <table:table-cell table:formula="of:=([.B828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829]-[.F$2])^2" office:value-type="float" office:value="0.136161">
            <text:p>0.136161</text:p>
          </table:table-cell>
          <table:table-cell table:formula="of:=([.B82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830]-[.F$2])^2" office:value-type="float" office:value="1.874161">
            <text:p>1.874161</text:p>
          </table:table-cell>
          <table:table-cell table:formula="of:=([.B830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831]-[.F$2])^2" office:value-type="float" office:value="19.088161">
            <text:p>19.088161</text:p>
          </table:table-cell>
          <table:table-cell table:formula="of:=([.B831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832]-[.F$2])^2" office:value-type="float" office:value="6.922161">
            <text:p>6.922161</text:p>
          </table:table-cell>
          <table:table-cell table:formula="of:=([.B83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833]-[.F$2])^2" office:value-type="float" office:value="13.184161">
            <text:p>13.184161</text:p>
          </table:table-cell>
          <table:table-cell table:formula="of:=([.B833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834]-[.F$2])^2" office:value-type="float" office:value="28.826161">
            <text:p>28.826161</text:p>
          </table:table-cell>
          <table:table-cell table:formula="of:=([.B834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835]-[.F$2])^2" office:value-type="float" office:value="0.398161">
            <text:p>0.398161</text:p>
          </table:table-cell>
          <table:table-cell table:formula="of:=([.B835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836]-[.F$2])^2" office:value-type="float" office:value="1.874161">
            <text:p>1.874161</text:p>
          </table:table-cell>
          <table:table-cell table:formula="of:=([.B836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([.A837]-[.F$2])^2" office:value-type="float" office:value="87.778161">
            <text:p>87.778161</text:p>
          </table:table-cell>
          <table:table-cell table:formula="of:=([.B837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([.A838]-[.F$2])^2" office:value-type="float" office:value="0.136161">
            <text:p>0.136161</text:p>
          </table:table-cell>
          <table:table-cell table:formula="of:=([.B838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839]-[.F$2])^2" office:value-type="float" office:value="0.398161">
            <text:p>0.398161</text:p>
          </table:table-cell>
          <table:table-cell table:formula="of:=([.B839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840]-[.F$2])^2" office:value-type="float" office:value="0.398161">
            <text:p>0.398161</text:p>
          </table:table-cell>
          <table:table-cell table:formula="of:=([.B840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41]-[.F$2])^2" office:value-type="float" office:value="2.660161">
            <text:p>2.660161</text:p>
          </table:table-cell>
          <table:table-cell table:formula="of:=([.B84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42]-[.F$2])^2" office:value-type="float" office:value="2.660161">
            <text:p>2.660161</text:p>
          </table:table-cell>
          <table:table-cell table:formula="of:=([.B84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formula="of:=([.A843]-[.F$2])^2" office:value-type="float" office:value="0.398161">
            <text:p>0.398161</text:p>
          </table:table-cell>
          <table:table-cell table:formula="of:=([.B843]-[.J$2])^2" office:value-type="float" office:value="948.763204">
            <text:p>948.76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formula="of:=([.A844]-[.F$2])^2" office:value-type="float" office:value="6.922161">
            <text:p>6.922161</text:p>
          </table:table-cell>
          <table:table-cell table:formula="of:=([.B844]-[.J$2])^2" office:value-type="float" office:value="475.327204">
            <text:p>475.3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formula="of:=([.A845]-[.F$2])^2" office:value-type="float" office:value="0.398161">
            <text:p>0.398161</text:p>
          </table:table-cell>
          <table:table-cell table:formula="of:=([.B845]-[.J$2])^2" office:value-type="float" office:value="475.327204">
            <text:p>475.327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846]-[.F$2])^2" office:value-type="float" office:value="1.874161">
            <text:p>1.874161</text:p>
          </table:table-cell>
          <table:table-cell table:formula="of:=([.B846]-[.J$2])^2" office:value-type="float" office:value="116.683204">
            <text:p>116.68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47]-[.F$2])^2" office:value-type="float" office:value="0.398161">
            <text:p>0.398161</text:p>
          </table:table-cell>
          <table:table-cell table:formula="of:=([.B847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848]-[.F$2])^2" office:value-type="float" office:value="0.398161">
            <text:p>0.398161</text:p>
          </table:table-cell>
          <table:table-cell table:formula="of:=([.B848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49]-[.F$2])^2" office:value-type="float" office:value="1.874161">
            <text:p>1.874161</text:p>
          </table:table-cell>
          <table:table-cell table:formula="of:=([.B849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50]-[.F$2])^2" office:value-type="float" office:value="2.660161">
            <text:p>2.660161</text:p>
          </table:table-cell>
          <table:table-cell table:formula="of:=([.B85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51]-[.F$2])^2" office:value-type="float" office:value="0.398161">
            <text:p>0.398161</text:p>
          </table:table-cell>
          <table:table-cell table:formula="of:=([.B85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52]-[.F$2])^2" office:value-type="float" office:value="0.398161">
            <text:p>0.398161</text:p>
          </table:table-cell>
          <table:table-cell table:formula="of:=([.B852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53]-[.F$2])^2" office:value-type="float" office:value="2.660161">
            <text:p>2.660161</text:p>
          </table:table-cell>
          <table:table-cell table:formula="of:=([.B85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854]-[.F$2])^2" office:value-type="float" office:value="0.398161">
            <text:p>0.398161</text:p>
          </table:table-cell>
          <table:table-cell table:formula="of:=([.B854]-[.J$2])^2" office:value-type="float" office:value="96.079204">
            <text:p>96.07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A855]-[.F$2])^2" office:value-type="float" office:value="6.922161">
            <text:p>6.922161</text:p>
          </table:table-cell>
          <table:table-cell table:formula="of:=([.B855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856]-[.F$2])^2" office:value-type="float" office:value="0.398161">
            <text:p>0.398161</text:p>
          </table:table-cell>
          <table:table-cell table:formula="of:=([.B856]-[.J$2])^2" office:value-type="float" office:value="46.267204">
            <text:p>46.26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857]-[.F$2])^2" office:value-type="float" office:value="0.398161">
            <text:p>0.398161</text:p>
          </table:table-cell>
          <table:table-cell table:formula="of:=([.B857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858]-[.F$2])^2" office:value-type="float" office:value="0.398161">
            <text:p>0.398161</text:p>
          </table:table-cell>
          <table:table-cell table:formula="of:=([.B858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([.A859]-[.F$2])^2" office:value-type="float" office:value="0.398161">
            <text:p>0.398161</text:p>
          </table:table-cell>
          <table:table-cell table:formula="of:=([.B859]-[.J$2])^2" office:value-type="float" office:value="665.743204">
            <text:p>665.7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860]-[.F$2])^2" office:value-type="float" office:value="0.398161">
            <text:p>0.398161</text:p>
          </table:table-cell>
          <table:table-cell table:formula="of:=([.B860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61]-[.F$2])^2" office:value-type="float" office:value="2.660161">
            <text:p>2.660161</text:p>
          </table:table-cell>
          <table:table-cell table:formula="of:=([.B86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A862]-[.F$2])^2" office:value-type="float" office:value="0.398161">
            <text:p>0.398161</text:p>
          </table:table-cell>
          <table:table-cell table:formula="of:=([.B862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63]-[.F$2])^2" office:value-type="float" office:value="2.660161">
            <text:p>2.660161</text:p>
          </table:table-cell>
          <table:table-cell table:formula="of:=([.B86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A864]-[.F$2])^2" office:value-type="float" office:value="13.184161">
            <text:p>13.184161</text:p>
          </table:table-cell>
          <table:table-cell table:formula="of:=([.B864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65]-[.F$2])^2" office:value-type="float" office:value="2.660161">
            <text:p>2.660161</text:p>
          </table:table-cell>
          <table:table-cell table:formula="of:=([.B865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866]-[.F$2])^2" office:value-type="float" office:value="0.398161">
            <text:p>0.398161</text:p>
          </table:table-cell>
          <table:table-cell table:formula="of:=([.B86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([.A867]-[.F$2])^2" office:value-type="float" office:value="87.778161">
            <text:p>87.778161</text:p>
          </table:table-cell>
          <table:table-cell table:formula="of:=([.B867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868]-[.F$2])^2" office:value-type="float" office:value="6.922161">
            <text:p>6.922161</text:p>
          </table:table-cell>
          <table:table-cell table:formula="of:=([.B868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A869]-[.F$2])^2" office:value-type="float" office:value="13.184161">
            <text:p>13.184161</text:p>
          </table:table-cell>
          <table:table-cell table:formula="of:=([.B869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formula="of:=([.A870]-[.F$2])^2" office:value-type="float" office:value="13.184161">
            <text:p>13.184161</text:p>
          </table:table-cell>
          <table:table-cell table:formula="of:=([.B870]-[.J$2])^2" office:value-type="float" office:value="116.683204">
            <text:p>116.68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71]-[.F$2])^2" office:value-type="float" office:value="2.660161">
            <text:p>2.660161</text:p>
          </table:table-cell>
          <table:table-cell table:formula="of:=([.B87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72]-[.F$2])^2" office:value-type="float" office:value="2.660161">
            <text:p>2.660161</text:p>
          </table:table-cell>
          <table:table-cell table:formula="of:=([.B87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873]-[.F$2])^2" office:value-type="float" office:value="2.660161">
            <text:p>2.660161</text:p>
          </table:table-cell>
          <table:table-cell table:formula="of:=([.B873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74]-[.F$2])^2" office:value-type="float" office:value="0.398161">
            <text:p>0.398161</text:p>
          </table:table-cell>
          <table:table-cell table:formula="of:=([.B87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875]-[.F$2])^2" office:value-type="float" office:value="2.660161">
            <text:p>2.660161</text:p>
          </table:table-cell>
          <table:table-cell table:formula="of:=([.B875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([.A876]-[.F$2])^2" office:value-type="float" office:value="6.922161">
            <text:p>6.922161</text:p>
          </table:table-cell>
          <table:table-cell table:formula="of:=([.B876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877]-[.F$2])^2" office:value-type="float" office:value="2.660161">
            <text:p>2.660161</text:p>
          </table:table-cell>
          <table:table-cell table:formula="of:=([.B877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table:formula="of:=([.A878]-[.F$2])^2" office:value-type="float" office:value="0.136161">
            <text:p>0.136161</text:p>
          </table:table-cell>
          <table:table-cell table:formula="of:=([.B878]-[.J$2])^2" office:value-type="float" office:value="615.139204">
            <text:p>615.139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879]-[.F$2])^2" office:value-type="float" office:value="28.826161">
            <text:p>28.826161</text:p>
          </table:table-cell>
          <table:table-cell table:formula="of:=([.B879]-[.J$2])^2" office:value-type="float" office:value="116.683204">
            <text:p>116.68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880]-[.F$2])^2" office:value-type="float" office:value="2.660161">
            <text:p>2.660161</text:p>
          </table:table-cell>
          <table:table-cell table:formula="of:=([.B880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81]-[.F$2])^2" office:value-type="float" office:value="2.660161">
            <text:p>2.660161</text:p>
          </table:table-cell>
          <table:table-cell table:formula="of:=([.B881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([.A882]-[.F$2])^2" office:value-type="float" office:value="2.660161">
            <text:p>2.660161</text:p>
          </table:table-cell>
          <table:table-cell table:formula="of:=([.B882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([.A883]-[.F$2])^2" office:value-type="float" office:value="0.398161">
            <text:p>0.398161</text:p>
          </table:table-cell>
          <table:table-cell table:formula="of:=([.B883]-[.J$2])^2" office:value-type="float" office:value="219.099204">
            <text:p>219.099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A884]-[.F$2])^2" office:value-type="float" office:value="6.922161">
            <text:p>6.922161</text:p>
          </table:table-cell>
          <table:table-cell table:formula="of:=([.B884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885]-[.F$2])^2" office:value-type="float" office:value="0.136161">
            <text:p>0.136161</text:p>
          </table:table-cell>
          <table:table-cell table:formula="of:=([.B88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886]-[.F$2])^2" office:value-type="float" office:value="0.136161">
            <text:p>0.136161</text:p>
          </table:table-cell>
          <table:table-cell table:formula="of:=([.B88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87]-[.F$2])^2" office:value-type="float" office:value="0.398161">
            <text:p>0.398161</text:p>
          </table:table-cell>
          <table:table-cell table:formula="of:=([.B88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888]-[.F$2])^2" office:value-type="float" office:value="0.136161">
            <text:p>0.136161</text:p>
          </table:table-cell>
          <table:table-cell table:formula="of:=([.B88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889]-[.F$2])^2" office:value-type="float" office:value="0.398161">
            <text:p>0.398161</text:p>
          </table:table-cell>
          <table:table-cell table:formula="of:=([.B88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890]-[.F$2])^2" office:value-type="float" office:value="11.350161">
            <text:p>11.350161</text:p>
          </table:table-cell>
          <table:table-cell table:formula="of:=([.B890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([.A891]-[.F$2])^2" office:value-type="float" office:value="0.136161">
            <text:p>0.136161</text:p>
          </table:table-cell>
          <table:table-cell table:formula="of:=([.B89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892]-[.F$2])^2" office:value-type="float" office:value="2.660161">
            <text:p>2.660161</text:p>
          </table:table-cell>
          <table:table-cell table:formula="of:=([.B89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893]-[.F$2])^2" office:value-type="float" office:value="2.660161">
            <text:p>2.660161</text:p>
          </table:table-cell>
          <table:table-cell table:formula="of:=([.B893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([.A894]-[.F$2])^2" office:value-type="float" office:value="0.136161">
            <text:p>0.136161</text:p>
          </table:table-cell>
          <table:table-cell table:formula="of:=([.B894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895]-[.F$2])^2" office:value-type="float" office:value="19.088161">
            <text:p>19.088161</text:p>
          </table:table-cell>
          <table:table-cell table:formula="of:=([.B895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([.A896]-[.F$2])^2" office:value-type="float" office:value="375.158161">
            <text:p>375.158161</text:p>
          </table:table-cell>
          <table:table-cell table:formula="of:=([.B896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formula="of:=([.A897]-[.F$2])^2" office:value-type="float" office:value="5.612161">
            <text:p>5.612161</text:p>
          </table:table-cell>
          <table:table-cell table:formula="of:=([.B897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898]-[.F$2])^2" office:value-type="float" office:value="0.398161">
            <text:p>0.398161</text:p>
          </table:table-cell>
          <table:table-cell table:formula="of:=([.B898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formula="of:=([.A899]-[.F$2])^2" office:value-type="float" office:value="5.612161">
            <text:p>5.612161</text:p>
          </table:table-cell>
          <table:table-cell table:formula="of:=([.B899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([.A900]-[.F$2])^2" office:value-type="float" office:value="0.136161">
            <text:p>0.136161</text:p>
          </table:table-cell>
          <table:table-cell table:formula="of:=([.B900]-[.J$2])^2" office:value-type="float" office:value="316.911204">
            <text:p>316.911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01]-[.F$2])^2" office:value-type="float" office:value="21.446161">
            <text:p>21.446161</text:p>
          </table:table-cell>
          <table:table-cell table:formula="of:=([.B901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902]-[.F$2])^2" office:value-type="float" office:value="2.660161">
            <text:p>2.660161</text:p>
          </table:table-cell>
          <table:table-cell table:formula="of:=([.B902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03]-[.F$2])^2" office:value-type="float" office:value="0.398161">
            <text:p>0.398161</text:p>
          </table:table-cell>
          <table:table-cell table:formula="of:=([.B90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([.A904]-[.F$2])^2" office:value-type="float" office:value="2.660161">
            <text:p>2.660161</text:p>
          </table:table-cell>
          <table:table-cell table:formula="of:=([.B904]-[.J$2])^2" office:value-type="float" office:value="219.099204">
            <text:p>219.09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905]-[.F$2])^2" office:value-type="float" office:value="2.660161">
            <text:p>2.660161</text:p>
          </table:table-cell>
          <table:table-cell table:formula="of:=([.B90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906]-[.F$2])^2" office:value-type="float" office:value="2.660161">
            <text:p>2.660161</text:p>
          </table:table-cell>
          <table:table-cell table:formula="of:=([.B90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907]-[.F$2])^2" office:value-type="float" office:value="21.446161">
            <text:p>21.446161</text:p>
          </table:table-cell>
          <table:table-cell table:formula="of:=([.B907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908]-[.F$2])^2" office:value-type="float" office:value="0.398161">
            <text:p>0.398161</text:p>
          </table:table-cell>
          <table:table-cell table:formula="of:=([.B908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909]-[.F$2])^2" office:value-type="float" office:value="0.398161">
            <text:p>0.398161</text:p>
          </table:table-cell>
          <table:table-cell table:formula="of:=([.B909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10]-[.F$2])^2" office:value-type="float" office:value="0.398161">
            <text:p>0.398161</text:p>
          </table:table-cell>
          <table:table-cell table:formula="of:=([.B91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911]-[.F$2])^2" office:value-type="float" office:value="19.088161">
            <text:p>19.088161</text:p>
          </table:table-cell>
          <table:table-cell table:formula="of:=([.B911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912]-[.F$2])^2" office:value-type="float" office:value="0.136161">
            <text:p>0.136161</text:p>
          </table:table-cell>
          <table:table-cell table:formula="of:=([.B912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13]-[.F$2])^2" office:value-type="float" office:value="0.136161">
            <text:p>0.136161</text:p>
          </table:table-cell>
          <table:table-cell table:formula="of:=([.B913]-[.J$2])^2" office:value-type="float" office:value="23.059204">
            <text:p>23.05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14]-[.F$2])^2" office:value-type="float" office:value="0.398161">
            <text:p>0.398161</text:p>
          </table:table-cell>
          <table:table-cell table:formula="of:=([.B914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formula="of:=([.A915]-[.F$2])^2" office:value-type="float" office:value="11.350161">
            <text:p>11.350161</text:p>
          </table:table-cell>
          <table:table-cell table:formula="of:=([.B915]-[.J$2])^2" office:value-type="float" office:value="163.891204">
            <text:p>163.89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916]-[.F$2])^2" office:value-type="float" office:value="2.660161">
            <text:p>2.660161</text:p>
          </table:table-cell>
          <table:table-cell table:formula="of:=([.B916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([.A917]-[.F$2])^2" office:value-type="float" office:value="13.184161">
            <text:p>13.184161</text:p>
          </table:table-cell>
          <table:table-cell table:formula="of:=([.B917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([.A918]-[.F$2])^2" office:value-type="float" office:value="0.398161">
            <text:p>0.398161</text:p>
          </table:table-cell>
          <table:table-cell table:formula="of:=([.B918]-[.J$2])^2" office:value-type="float" office:value="665.743204">
            <text:p>665.74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19]-[.F$2])^2" office:value-type="float" office:value="0.398161">
            <text:p>0.398161</text:p>
          </table:table-cell>
          <table:table-cell table:formula="of:=([.B919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20]-[.F$2])^2" office:value-type="float" office:value="2.660161">
            <text:p>2.660161</text:p>
          </table:table-cell>
          <table:table-cell table:formula="of:=([.B920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([.A921]-[.F$2])^2" office:value-type="float" office:value="2.660161">
            <text:p>2.660161</text:p>
          </table:table-cell>
          <table:table-cell table:formula="of:=([.B921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formula="of:=([.A922]-[.F$2])^2" office:value-type="float" office:value="40.564161">
            <text:p>40.564161</text:p>
          </table:table-cell>
          <table:table-cell table:formula="of:=([.B922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([.A923]-[.F$2])^2" office:value-type="float" office:value="11.350161">
            <text:p>11.350161</text:p>
          </table:table-cell>
          <table:table-cell table:formula="of:=([.B923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24]-[.F$2])^2" office:value-type="float" office:value="2.660161">
            <text:p>2.660161</text:p>
          </table:table-cell>
          <table:table-cell table:formula="of:=([.B92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925]-[.F$2])^2" office:value-type="float" office:value="107.516161">
            <text:p>107.516161</text:p>
          </table:table-cell>
          <table:table-cell table:formula="of:=([.B925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926]-[.F$2])^2" office:value-type="float" office:value="0.136161">
            <text:p>0.136161</text:p>
          </table:table-cell>
          <table:table-cell table:formula="of:=([.B926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27]-[.F$2])^2" office:value-type="float" office:value="2.660161">
            <text:p>2.660161</text:p>
          </table:table-cell>
          <table:table-cell table:formula="of:=([.B92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28]-[.F$2])^2" office:value-type="float" office:value="0.398161">
            <text:p>0.398161</text:p>
          </table:table-cell>
          <table:table-cell table:formula="of:=([.B928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([.A929]-[.F$2])^2" office:value-type="float" office:value="0.398161">
            <text:p>0.398161</text:p>
          </table:table-cell>
          <table:table-cell table:formula="of:=([.B929]-[.J$2])^2" office:value-type="float" office:value="316.911204">
            <text:p>316.9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30]-[.F$2])^2" office:value-type="float" office:value="2.660161">
            <text:p>2.660161</text:p>
          </table:table-cell>
          <table:table-cell table:formula="of:=([.B930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([.A931]-[.F$2])^2" office:value-type="float" office:value="54.302161">
            <text:p>54.302161</text:p>
          </table:table-cell>
          <table:table-cell table:formula="of:=([.B93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932]-[.F$2])^2" office:value-type="float" office:value="2.660161">
            <text:p>2.660161</text:p>
          </table:table-cell>
          <table:table-cell table:formula="of:=([.B932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33]-[.F$2])^2" office:value-type="float" office:value="2.660161">
            <text:p>2.660161</text:p>
          </table:table-cell>
          <table:table-cell table:formula="of:=([.B933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34]-[.F$2])^2" office:value-type="float" office:value="2.660161">
            <text:p>2.660161</text:p>
          </table:table-cell>
          <table:table-cell table:formula="of:=([.B93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35]-[.F$2])^2" office:value-type="float" office:value="2.660161">
            <text:p>2.660161</text:p>
          </table:table-cell>
          <table:table-cell table:formula="of:=([.B935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936]-[.F$2])^2" office:value-type="float" office:value="5.612161">
            <text:p>5.612161</text:p>
          </table:table-cell>
          <table:table-cell table:formula="of:=([.B936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937]-[.F$2])^2" office:value-type="float" office:value="0.136161">
            <text:p>0.136161</text:p>
          </table:table-cell>
          <table:table-cell table:formula="of:=([.B937]-[.J$2])^2" office:value-type="float" office:value="190.495204">
            <text:p>190.49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938]-[.F$2])^2" office:value-type="float" office:value="13.184161">
            <text:p>13.184161</text:p>
          </table:table-cell>
          <table:table-cell table:formula="of:=([.B938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39]-[.F$2])^2" office:value-type="float" office:value="0.398161">
            <text:p>0.398161</text:p>
          </table:table-cell>
          <table:table-cell table:formula="of:=([.B939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940]-[.F$2])^2" office:value-type="float" office:value="0.398161">
            <text:p>0.398161</text:p>
          </table:table-cell>
          <table:table-cell table:formula="of:=([.B940]-[.J$2])^2" office:value-type="float" office:value="7.851204">
            <text:p>7.85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41]-[.F$2])^2" office:value-type="float" office:value="2.660161">
            <text:p>2.660161</text:p>
          </table:table-cell>
          <table:table-cell table:formula="of:=([.B94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42]-[.F$2])^2" office:value-type="float" office:value="0.398161">
            <text:p>0.398161</text:p>
          </table:table-cell>
          <table:table-cell table:formula="of:=([.B942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([.A943]-[.F$2])^2" office:value-type="float" office:value="414.896161">
            <text:p>414.896161</text:p>
          </table:table-cell>
          <table:table-cell table:formula="of:=([.B943]-[.J$2])^2" office:value-type="float" office:value="60.871204">
            <text:p>60.87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944]-[.F$2])^2" office:value-type="float" office:value="2.660161">
            <text:p>2.660161</text:p>
          </table:table-cell>
          <table:table-cell table:formula="of:=([.B944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945]-[.F$2])^2" office:value-type="float" office:value="0.136161">
            <text:p>0.136161</text:p>
          </table:table-cell>
          <table:table-cell table:formula="of:=([.B94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946]-[.F$2])^2" office:value-type="float" office:value="0.398161">
            <text:p>0.398161</text:p>
          </table:table-cell>
          <table:table-cell table:formula="of:=([.B946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947]-[.F$2])^2" office:value-type="float" office:value="0.136161">
            <text:p>0.136161</text:p>
          </table:table-cell>
          <table:table-cell table:formula="of:=([.B94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([.A948]-[.F$2])^2" office:value-type="float" office:value="0.398161">
            <text:p>0.398161</text:p>
          </table:table-cell>
          <table:table-cell table:formula="of:=([.B948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949]-[.F$2])^2" office:value-type="float" office:value="0.136161">
            <text:p>0.136161</text:p>
          </table:table-cell>
          <table:table-cell table:formula="of:=([.B949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50]-[.F$2])^2" office:value-type="float" office:value="0.398161">
            <text:p>0.398161</text:p>
          </table:table-cell>
          <table:table-cell table:formula="of:=([.B950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951]-[.F$2])^2" office:value-type="float" office:value="28.826161">
            <text:p>28.826161</text:p>
          </table:table-cell>
          <table:table-cell table:formula="of:=([.B951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52]-[.F$2])^2" office:value-type="float" office:value="21.446161">
            <text:p>21.446161</text:p>
          </table:table-cell>
          <table:table-cell table:formula="of:=([.B952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53]-[.F$2])^2" office:value-type="float" office:value="2.660161">
            <text:p>2.660161</text:p>
          </table:table-cell>
          <table:table-cell table:formula="of:=([.B953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54]-[.F$2])^2" office:value-type="float" office:value="0.398161">
            <text:p>0.398161</text:p>
          </table:table-cell>
          <table:table-cell table:formula="of:=([.B954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955]-[.F$2])^2" office:value-type="float" office:value="13.184161">
            <text:p>13.184161</text:p>
          </table:table-cell>
          <table:table-cell table:formula="of:=([.B955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956]-[.F$2])^2" office:value-type="float" office:value="301.682161">
            <text:p>301.682161</text:p>
          </table:table-cell>
          <table:table-cell table:formula="of:=([.B956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([.A957]-[.F$2])^2" office:value-type="float" office:value="2.660161">
            <text:p>2.660161</text:p>
          </table:table-cell>
          <table:table-cell table:formula="of:=([.B957]-[.J$2])^2" office:value-type="float" office:value="33.663204">
            <text:p>33.66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958]-[.F$2])^2" office:value-type="float" office:value="0.398161">
            <text:p>0.398161</text:p>
          </table:table-cell>
          <table:table-cell table:formula="of:=([.B958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959]-[.F$2])^2" office:value-type="float" office:value="2.660161">
            <text:p>2.660161</text:p>
          </table:table-cell>
          <table:table-cell table:formula="of:=([.B959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60]-[.F$2])^2" office:value-type="float" office:value="0.136161">
            <text:p>0.136161</text:p>
          </table:table-cell>
          <table:table-cell table:formula="of:=([.B960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([.A961]-[.F$2])^2" office:value-type="float" office:value="6.922161">
            <text:p>6.922161</text:p>
          </table:table-cell>
          <table:table-cell table:formula="of:=([.B961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([.A962]-[.F$2])^2" office:value-type="float" office:value="6.922161">
            <text:p>6.922161</text:p>
          </table:table-cell>
          <table:table-cell table:formula="of:=([.B962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963]-[.F$2])^2" office:value-type="float" office:value="0.398161">
            <text:p>0.398161</text:p>
          </table:table-cell>
          <table:table-cell table:formula="of:=([.B963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A964]-[.F$2])^2" office:value-type="float" office:value="87.778161">
            <text:p>87.778161</text:p>
          </table:table-cell>
          <table:table-cell table:formula="of:=([.B964]-[.J$2])^2" office:value-type="float" office:value="17.623204">
            <text:p>17.623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965]-[.F$2])^2" office:value-type="float" office:value="6.922161">
            <text:p>6.922161</text:p>
          </table:table-cell>
          <table:table-cell table:formula="of:=([.B965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([.A966]-[.F$2])^2" office:value-type="float" office:value="11.350161">
            <text:p>11.350161</text:p>
          </table:table-cell>
          <table:table-cell table:formula="of:=([.B966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67]-[.F$2])^2" office:value-type="float" office:value="0.398161">
            <text:p>0.398161</text:p>
          </table:table-cell>
          <table:table-cell table:formula="of:=([.B96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968]-[.F$2])^2" office:value-type="float" office:value="2.660161">
            <text:p>2.660161</text:p>
          </table:table-cell>
          <table:table-cell table:formula="of:=([.B968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969]-[.F$2])^2" office:value-type="float" office:value="0.136161">
            <text:p>0.136161</text:p>
          </table:table-cell>
          <table:table-cell table:formula="of:=([.B969]-[.J$2])^2" office:value-type="float" office:value="190.495204">
            <text:p>190.4952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970]-[.F$2])^2" office:value-type="float" office:value="19.088161">
            <text:p>19.088161</text:p>
          </table:table-cell>
          <table:table-cell table:formula="of:=([.B970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71]-[.F$2])^2" office:value-type="float" office:value="0.398161">
            <text:p>0.398161</text:p>
          </table:table-cell>
          <table:table-cell table:formula="of:=([.B971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72]-[.F$2])^2" office:value-type="float" office:value="2.660161">
            <text:p>2.660161</text:p>
          </table:table-cell>
          <table:table-cell table:formula="of:=([.B972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([.A973]-[.F$2])^2" office:value-type="float" office:value="2.660161">
            <text:p>2.660161</text:p>
          </table:table-cell>
          <table:table-cell table:formula="of:=([.B973]-[.J$2])^2" office:value-type="float" office:value="51.811204">
            <text:p>51.8112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([.A974]-[.F$2])^2" office:value-type="float" office:value="28.826161">
            <text:p>28.826161</text:p>
          </table:table-cell>
          <table:table-cell table:formula="of:=([.B974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975]-[.F$2])^2" office:value-type="float" office:value="0.398161">
            <text:p>0.398161</text:p>
          </table:table-cell>
          <table:table-cell table:formula="of:=([.B975]-[.J$2])^2" office:value-type="float" office:value="3.247204">
            <text:p>3.2472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([.A976]-[.F$2])^2" office:value-type="float" office:value="13.184161">
            <text:p>13.184161</text:p>
          </table:table-cell>
          <table:table-cell table:formula="of:=([.B976]-[.J$2])^2" office:value-type="float" office:value="38.415204">
            <text:p>38.41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977]-[.F$2])^2" office:value-type="float" office:value="2.660161">
            <text:p>2.660161</text:p>
          </table:table-cell>
          <table:table-cell table:formula="of:=([.B977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A978]-[.F$2])^2" office:value-type="float" office:value="0.398161">
            <text:p>0.398161</text:p>
          </table:table-cell>
          <table:table-cell table:formula="of:=([.B978]-[.J$2])^2" office:value-type="float" office:value="103.999204">
            <text:p>103.999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79]-[.F$2])^2" office:value-type="float" office:value="2.660161">
            <text:p>2.660161</text:p>
          </table:table-cell>
          <table:table-cell table:formula="of:=([.B979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([.A980]-[.F$2])^2" office:value-type="float" office:value="5.612161">
            <text:p>5.612161</text:p>
          </table:table-cell>
          <table:table-cell table:formula="of:=([.B98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formula="of:=([.A981]-[.F$2])^2" office:value-type="float" office:value="236.206161">
            <text:p>236.206161</text:p>
          </table:table-cell>
          <table:table-cell table:formula="of:=([.B981]-[.J$2])^2" office:value-type="float" office:value="392.119204">
            <text:p>392.11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([.A982]-[.F$2])^2" office:value-type="float" office:value="0.398161">
            <text:p>0.398161</text:p>
          </table:table-cell>
          <table:table-cell table:formula="of:=([.B982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83]-[.F$2])^2" office:value-type="float" office:value="0.398161">
            <text:p>0.398161</text:p>
          </table:table-cell>
          <table:table-cell table:formula="of:=([.B983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984]-[.F$2])^2" office:value-type="float" office:value="0.136161">
            <text:p>0.136161</text:p>
          </table:table-cell>
          <table:table-cell table:formula="of:=([.B984]-[.J$2])^2" office:value-type="float" office:value="0.0392040000000002">
            <text:p>0.03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85]-[.F$2])^2" office:value-type="float" office:value="0.398161">
            <text:p>0.398161</text:p>
          </table:table-cell>
          <table:table-cell table:formula="of:=([.B985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formula="of:=([.A986]-[.F$2])^2" office:value-type="float" office:value="0.136161">
            <text:p>0.136161</text:p>
          </table:table-cell>
          <table:table-cell table:formula="of:=([.B986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A987]-[.F$2])^2" office:value-type="float" office:value="21.446161">
            <text:p>21.446161</text:p>
          </table:table-cell>
          <table:table-cell table:formula="of:=([.B987]-[.J$2])^2" office:value-type="float" office:value="84.603204">
            <text:p>84.60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([.A988]-[.F$2])^2" office:value-type="float" office:value="0.398161">
            <text:p>0.398161</text:p>
          </table:table-cell>
          <table:table-cell table:formula="of:=([.B988]-[.J$2])^2" office:value-type="float" office:value="0.643203999999999">
            <text:p>0.643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([.A989]-[.F$2])^2" office:value-type="float" office:value="2.660161">
            <text:p>2.660161</text:p>
          </table:table-cell>
          <table:table-cell table:formula="of:=([.B989]-[.J$2])^2" office:value-type="float" office:value="14.455204">
            <text:p>14.45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990]-[.F$2])^2" office:value-type="float" office:value="2.660161">
            <text:p>2.660161</text:p>
          </table:table-cell>
          <table:table-cell table:formula="of:=([.B990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([.A991]-[.F$2])^2" office:value-type="float" office:value="2.660161">
            <text:p>2.660161</text:p>
          </table:table-cell>
          <table:table-cell table:formula="of:=([.B991]-[.J$2])^2" office:value-type="float" office:value="27.019204">
            <text:p>27.019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([.A992]-[.F$2])^2" office:value-type="float" office:value="0.398161">
            <text:p>0.398161</text:p>
          </table:table-cell>
          <table:table-cell table:formula="of:=([.B992]-[.J$2])^2" office:value-type="float" office:value="219.099204">
            <text:p>219.0992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formula="of:=([.A993]-[.F$2])^2" office:value-type="float" office:value="1.874161">
            <text:p>1.874161</text:p>
          </table:table-cell>
          <table:table-cell table:formula="of:=([.B993]-[.J$2])^2" office:value-type="float" office:value="316.911204">
            <text:p>316.91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994]-[.F$2])^2" office:value-type="float" office:value="2.660161">
            <text:p>2.660161</text:p>
          </table:table-cell>
          <table:table-cell table:formula="of:=([.B994]-[.J$2])^2" office:value-type="float" office:value="4.831204">
            <text:p>4.831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995]-[.F$2])^2" office:value-type="float" office:value="2.660161">
            <text:p>2.660161</text:p>
          </table:table-cell>
          <table:table-cell table:formula="of:=([.B995]-[.J$2])^2" office:value-type="float" office:value="10.227204">
            <text:p>10.2272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([.A996]-[.F$2])^2" office:value-type="float" office:value="21.446161">
            <text:p>21.446161</text:p>
          </table:table-cell>
          <table:table-cell table:formula="of:=([.B996]-[.J$2])^2" office:value-type="float" office:value="67.207204">
            <text:p>67.207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997]-[.F$2])^2" office:value-type="float" office:value="0.398161">
            <text:p>0.398161</text:p>
          </table:table-cell>
          <table:table-cell table:formula="of:=([.B997]-[.J$2])^2" office:value-type="float" office:value="1.435204">
            <text:p>1.435204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formula="of:=([.A998]-[.F$2])^2" office:value-type="float" office:value="236.206161">
            <text:p>236.206161</text:p>
          </table:table-cell>
          <table:table-cell table:formula="of:=([.B998]-[.J$2])^2" office:value-type="float" office:value="77.475204">
            <text:p>77.4752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A999]-[.F$2])^2" office:value-type="float" office:value="6.922161">
            <text:p>6.922161</text:p>
          </table:table-cell>
          <table:table-cell table:formula="of:=([.B999]-[.J$2])^2" office:value-type="float" office:value="125.395204">
            <text:p>125.3952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1000]-[.F$2])^2" office:value-type="float" office:value="0.136161">
            <text:p>0.136161</text:p>
          </table:table-cell>
          <table:table-cell table:formula="of:=([.B1000]-[.J$2])^2" office:value-type="float" office:value="10.227204">
            <text:p>10.227204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2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2:15:46</dc:date>
    <meta:generator>LibreOffice/3.4$Linux LibreOffice_project/340m1$Build-1206</meta:generator>
    <meta:editing-duration>PT15S</meta:editing-duration>
    <meta:editing-cycles>1</meta:editing-cycles>
    <meta:document-statistic meta:table-count="1" meta:cell-count="4008" meta:object-count="0"/>
  </office:meta>
</office:document-meta>
</file>